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1.953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579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0.423cm"/>
    </style:style>
    <style:style style:name="co13" style:family="table-column">
      <style:table-column-properties fo:break-before="auto" style:column-width="2.875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556cm"/>
    </style:style>
    <style:style style:name="co17" style:family="table-column">
      <style:table-column-properties fo:break-before="auto" style:column-width="0.609cm"/>
    </style:style>
    <style:style style:name="co18" style:family="table-column">
      <style:table-column-properties fo:break-before="auto" style:column-width="1.667cm"/>
    </style:style>
    <style:style style:name="co19" style:family="table-column">
      <style:table-column-properties fo:break-before="auto" style:column-width="0.852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1.402cm"/>
    </style:style>
    <style:style style:name="co23" style:family="table-column">
      <style:table-column-properties fo:break-before="auto" style:column-width="1.296cm"/>
    </style:style>
    <style:style style:name="co24" style:family="table-column">
      <style:table-column-properties fo:break-before="auto" style:column-width="2.037cm"/>
    </style:style>
    <style:style style:name="co25" style:family="table-column">
      <style:table-column-properties fo:break-before="auto" style:column-width="5.918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3c78d8" fo:border="none"/>
      <style:paragraph-properties style:writing-mode="page"/>
      <style:text-properties fo:color="#ffffff" style:font-name="Calibri" fo:font-size="10pt" fo:font-style="normal" fo:font-weight="bold" style:font-name-asian="Calibri1" style:font-size-asian="10pt" style:font-name-complex="Calibri1" style:font-size-complex="10pt"/>
    </style:style>
    <style:style style:name="ce2" style:family="table-cell" style:parent-style-name="Default">
      <style:table-cell-properties fo:background-color="#b7e1cd" fo:border="none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" style:family="table-cell" style:parent-style-name="Default">
      <style:table-cell-properties fo:background-color="transparent" fo:border="none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1" style:font-size-asian="10pt" style:font-name-complex="Calibri1" style:font-size-complex="10pt"/>
    </style:style>
    <style:style style:name="ce5" style:family="table-cell" style:parent-style-name="Default">
      <style:text-properties style:font-name="Calibri" fo:font-size="10pt" style:font-size-asian="10pt" style:font-size-complex="10pt"/>
    </style:style>
    <style:style style:name="ce6" style:family="table-cell" style:parent-style-name="Default" style:data-style-name="N2">
      <style:table-cell-properties fo:background-color="#3c78d8" fo:border="none"/>
      <style:paragraph-properties style:writing-mode="page"/>
      <style:text-properties fo:color="#ffffff" style:font-name="Calibri" fo:font-size="10pt" fo:font-style="normal" fo:font-weight="bold" style:font-name-asian="Calibri1" style:font-size-asian="10pt" style:font-name-complex="Calibri1" style:font-size-complex="10pt"/>
    </style:style>
    <style:style style:name="ce7" style:family="table-cell" style:parent-style-name="Default">
      <style:table-cell-properties fo:background-color="#b7e1cd" style:text-align-source="fix" style:repeat-content="false" fo:border="non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8" style:family="table-cell" style:parent-style-name="Default" style:data-style-name="N2">
      <style:table-cell-properties fo:background-color="transparent" fo:border="none"/>
      <style:paragraph-properties style:writing-mode="page"/>
      <style:text-properties style:font-name="Calibri1" fo:font-size="11pt" fo:font-style="normal" fo:font-weight="normal" style:font-name-asian="Noto Sans CJK SC" style:font-size-asian="10pt" style:font-name-complex="Noto Sans" style:font-size-complex="10pt"/>
    </style:style>
    <style:style style:name="ce9" style:family="table-cell" style:parent-style-name="Default" style:data-style-name="N2">
      <style:table-cell-properties fo:background-color="transparent" fo:border="none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10" style:family="table-cell" style:parent-style-name="Default" style:data-style-name="N1">
      <style:table-cell-properties fo:background-color="#3c78d8" fo:border="none"/>
      <style:paragraph-properties style:writing-mode="page"/>
      <style:text-properties fo:color="#ffffff" style:font-name="Calibri" fo:font-size="10pt" fo:font-style="normal" fo:font-weight="bold" style:font-name-asian="Calibri1" style:font-size-asian="10pt" style:font-name-complex="Calibri1" style:font-size-complex="10pt"/>
    </style:style>
    <style:style style:name="ce11" style:family="table-cell" style:parent-style-name="Default" style:data-style-name="N1">
      <style:table-cell-properties fo:background-color="transparent" fo:border="none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12" style:family="table-cell" style:parent-style-name="Default">
      <style:table-cell-properties fo:background-color="#bfbfbf" fo:border="none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14" style:family="table-cell" style:parent-style-name="Default">
      <style:table-cell-properties fo:background-color="#bfbfbf" fo:border="none"/>
      <style:paragraph-properties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16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17" style:family="table-cell" style:parent-style-name="Default">
      <style:table-cell-properties fo:border-bottom="0.99pt solid #000000" fo:background-color="#fff2cc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18" style:family="table-cell" style:parent-style-name="Default">
      <style:table-cell-properties fo:border-bottom="0.99pt solid #000000" fo:background-color="#f9cb9c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19" style:family="table-cell" style:parent-style-name="Default">
      <style:table-cell-properties fo:border-bottom="0.99pt solid #000000" fo:background-color="#ea9999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0" style:family="table-cell" style:parent-style-name="Default">
      <style:table-cell-properties fo:border-bottom="0.99pt solid #000000" fo:background-color="#cc0000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1" style:family="table-cell" style:parent-style-name="Default">
      <style:table-cell-properties fo:border-bottom="0.99pt solid #000000" fo:background-color="#b6d7a8" style:text-align-source="fix" style:repeat-content="false" fo:border-left="0.99pt solid #000000" fo:border-right="none" fo:border-top="0.99pt solid #000000"/>
      <style:paragraph-properties fo:text-align="end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2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4" style:family="table-cell" style:parent-style-name="Default">
      <style:table-cell-properties fo:border-bottom="0.99pt solid #000000" fo:background-color="transparent" fo:border-left="none" fo:border-right="none" fo:border-top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5" style:family="table-cell" style:parent-style-name="Default">
      <style:table-cell-properties fo:border-bottom="0.99pt solid #000000" fo:background-color="#fff2c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6" style:family="table-cell" style:parent-style-name="Default">
      <style:table-cell-properties fo:border-bottom="0.99pt solid #000000" fo:background-color="#f9cb9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7" style:family="table-cell" style:parent-style-name="Default">
      <style:table-cell-properties fo:border-bottom="0.99pt solid #000000" fo:background-color="#ea9999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8" style:family="table-cell" style:parent-style-name="Default">
      <style:table-cell-properties fo:border-bottom="0.99pt solid #000000" fo:background-color="#cc0000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29" style:family="table-cell" style:parent-style-name="Default">
      <style:table-cell-properties fo:border-bottom="0.99pt solid #000000" fo:background-color="#b6d7a8" style:text-align-source="fix" style:repeat-content="false" fo:border-left="none" fo:border-right="none" fo:border-top="0.99pt solid #000000"/>
      <style:paragraph-properties fo:text-align="end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end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1" style:family="table-cell" style:parent-style-name="Default" style:data-style-name="N2">
      <style:table-cell-properties fo:border-bottom="0.99pt solid #000000" fo:background-color="#fff2c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2" style:family="table-cell" style:parent-style-name="Default">
      <style:table-cell-properties fo:border-bottom="0.99pt solid #000000" fo:background-color="#b6d7a8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34" style:family="table-cell" style:parent-style-name="Default" style:data-style-name="N10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6" style:family="table-cell" style:parent-style-name="Default">
      <style:table-cell-properties fo:background-color="transparent" fo:border="0.99pt solid #000000"/>
      <style:paragraph-properties style:writing-mode="page"/>
      <style:text-properties style:font-name="Calibri" fo:font-size="10pt" fo:font-style="normal" fo:font-weight="bold" style:font-name-asian="Calibri1" style:font-size-asian="10pt" style:font-name-complex="Calibri1" style:font-size-complex="10pt"/>
    </style:style>
    <style:style style:name="ce37" style:family="table-cell" style:parent-style-name="Default">
      <style:table-cell-properties fo:background-color="transparent" fo:border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8" style:family="table-cell" style:parent-style-name="Default" style:data-style-name="N11">
      <style:table-cell-properties fo:background-color="transparent" fo:border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39" style:family="table-cell" style:parent-style-name="Default" style:data-style-name="N10">
      <style:table-cell-properties fo:background-color="transparent" fo:border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41" style:family="table-cell" style:parent-style-name="Default" style:data-style-name="N2">
      <style:table-cell-properties fo:background-color="transparent" fo:border="0.99pt solid #000000"/>
      <style:paragraph-properties style:writing-mode="page"/>
      <style:text-properties style:font-name="Calibri" fo:font-size="10pt" fo:font-style="normal" fo:font-weight="normal" style:font-name-asian="Calibri1" style:font-size-asian="10pt" style:font-name-complex="Calibri1" style:font-size-complex="10pt"/>
    </style:style>
    <style:style style:name="ce42" style:family="table-cell" style:parent-style-name="Default" style:data-style-name="N37"/>
    <style:style style:name="ce43" style:family="table-cell" style:parent-style-name="Default" style:data-style-name="N4"/>
    <style:style style:name="ce44" style:family="table-cell" style:parent-style-name="Default" style:data-style-name="N104"/>
    <style:style style:name="ce45" style:family="table-cell" style:parent-style-name="Default" style:data-style-name="N11"/>
    <style:style style:name="gr1" style:family="graphic">
      <style:graphic-properties draw:marker-start="Arrowheads_20_1" draw:marker-start-width="0.2cm" draw:marker-start-center="false" draw:fill="solid" draw:fill-color="#ffffe1" draw:auto-grow-height="true" draw:auto-grow-width="false" fo:min-height="1.73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0pt" fo:font-weight="bold" style:text-underline-style="none" style:text-underline-color="font-color" fo:font-style="normal"/>
    </style:style>
    <style:style style:name="T4" style:family="text">
      <style:text-properties fo:font-size="10pt" fo:font-weight="normal" style:text-underline-style="none" style:text-underline-color="font-color" fo:font-style="normal"/>
    </style:style>
    <style:style style:name="T5" style:family="text">
      <style:text-properties fo:font-size="10pt" fo:font-weight="bold" style:text-underline-style="none" style:text-und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mê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1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3" table:default-cell-style-name="ce5"/>
        <table:table-column table:style-name="co21" table:number-columns-repeated="3" table:default-cell-style-name="ce5"/>
        <table:table-column table:style-name="co22" table:number-columns-repeated="995" table:default-cell-style-name="ce5"/>
        <table:table-column table:style-name="co23" table:number-columns-repeated="1050" table:default-cell-style-name="ce5"/>
        <table:table-column table:style-name="co23" table:number-columns-repeated="14308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<text:span text:style-name="T3">Totais</text:span></text:p>
          </table:table-cell>
          <table:table-cell table:style-name="ce6" table:formula="of:=SUM([.B4:.B980])" office:value-type="float" office:value="0" calcext:value-type="float">
            <text:p>0,00</text:p>
          </table:table-cell>
          <table:table-cell table:style-name="ce6"/>
          <table:table-cell table:style-name="ce6" table:formula="of:=SUM([.D4:.D980])" office:value-type="float" office:value="0" calcext:value-type="float">
            <text:p>0,00</text:p>
          </table:table-cell>
          <table:table-cell table:style-name="ce6" table:formula="of:=SUM([.E4:.E980])" office:value-type="float" office:value="0" calcext:value-type="float">
            <text:p>0,00</text:p>
          </table:table-cell>
          <table:table-cell table:style-name="ce10"/>
          <table:table-cell table:style-name="ce6" table:formula="of:=SUM([.G4:.G980])" office:value-type="float" office:value="0" calcext:value-type="float">
            <text:p>0,00</text:p>
          </table:table-cell>
          <table:table-cell table:style-name="ce6" table:formula="of:=SUM([.H4:.H980])" office:value-type="float" office:value="0" calcext:value-type="float">
            <text:p>0,00</text:p>
          </table:table-cell>
          <table:table-cell table:style-name="ce10" table:formula="of:=SUM([.I4:.I980])" office:value-type="float" office:value="0" calcext:value-type="float">
            <text:p>0</text:p>
          </table:table-cell>
          <table:table-cell table:style-name="ce6" table:formula="of:=SUM([.J4:.J980])" office:value-type="float" office:value="0" calcext:value-type="float">
            <text:p>0,00</text:p>
          </table:table-cell>
          <table:table-cell table:style-name="ce6" table:formula="of:=SUM([.K4:.K980])" office:value-type="float" office:value="0" calcext:value-type="float">
            <text:p>0,00</text:p>
          </table:table-cell>
          <table:table-cell table:style-name="ce6" table:formula="of:=SUM([.L4:.L980])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1" office:value-type="string" calcext:value-type="string">
            <text:p>Parâmetros</text:p>
          </table:table-cell>
          <table:table-cell table:style-name="ce6"/>
          <table:table-cell table:style-name="ce6" office:value-type="float" office:value="0.2" calcext:value-type="float">
            <text:p>0,20</text:p>
          </table:table-cell>
          <table:table-cell table:style-name="ce6" table:formula="of:=1/12" office:value-type="float" office:value="0.0833333333333333" calcext:value-type="float">
            <text:p>0,08</text:p>
          </table:table-cell>
          <table:table-cell table:style-name="ce6" table:number-columns-repeated="8"/>
          <table:table-cell table:style-name="ce12"/>
          <table:table-cell table:style-name="ce3" table:number-columns-repeated="4"/>
          <table:table-cell table:style-name="ce12"/>
          <table:table-cell table:style-name="ce3"/>
          <table:table-cell table:style-name="ce15" office:value-type="string" calcext:value-type="string" table:number-columns-spanned="6" table:number-rows-spanned="1">
            <text:p><text:span text:style-name="T5">TABELA PROGRESSIVA DO IRRF</text:span></text:p>
          </table:table-cell>
          <table:covered-table-cell table:number-columns-repeated="5" table:style-name="ce3"/>
          <table:table-cell table:style-name="ce3" table:number-columns-repeated="1017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2" office:value-type="string" calcext:value-type="string">
            <text:p><text:span text:style-name="T4">Nome</text:span></text:p>
          </table:table-cell>
          <table:table-cell table:style-name="ce7" office:value-type="string" calcext:value-type="string">
            <text:p><text:span text:style-name="T4">Bruto</text:span></text:p>
          </table:table-cell>
          <table:table-cell table:style-name="ce7" office:value-type="string" calcext:value-type="string">
            <text:p><text:span text:style-name="T4">Auxílio</text:span></text:p>
          </table:table-cell>
          <table:table-cell table:style-name="ce7" office:value-type="string" calcext:value-type="string">
            <text:p><text:span text:style-name="T4">FRRA</text:span></text:p>
          </table:table-cell>
          <table:table-cell table:style-name="ce7" office:value-type="string" calcext:value-type="string">
            <office:annotation draw:style-name="gr1" draw:text-style-name="P2" svg:width="2.931cm" svg:height="1.933cm" svg:x="8.743cm" svg:y="0.835cm" draw:caption-point-x="1.012cm" draw:caption-point-y="0.12cm">
              <dc:creator>tc={00D70066-00BA-4A05-AF40-00AF001B0015}</dc:creator>
              <dc:date>2023-04-03T00:00:00</dc:date>
              <text:p text:style-name="P1"><text:span text:style-name="T1">Comment:</text:span><text:span text:style-name="T2"> Fundo </text:span><text:span text:style-name="T2">de Repouso </text:span><text:span text:style-name="T2">Remunerado </text:span><text:span text:style-name="T2">Anual </text:span></text:p>
            </office:annotation>
            <text:p><text:span text:style-name="T4">Base INSS</text:span></text:p>
          </table:table-cell>
          <table:table-cell table:style-name="ce7" office:value-type="string" calcext:value-type="string">
            <text:p><text:span text:style-name="T4">Tipo produção</text:span></text:p>
          </table:table-cell>
          <table:table-cell table:style-name="ce2" office:value-type="string" calcext:value-type="string">
            <text:p><text:span text:style-name="T4">INSS</text:span></text:p>
          </table:table-cell>
          <table:table-cell table:style-name="ce2" office:value-type="string" calcext:value-type="string">
            <text:p><text:span text:style-name="T4">Base IR</text:span></text:p>
          </table:table-cell>
          <table:table-cell table:style-name="ce2" office:value-type="string" calcext:value-type="string">
            <text:p><text:span text:style-name="T4">Dependentes</text:span></text:p>
          </table:table-cell>
          <table:table-cell table:style-name="ce2" office:value-type="string" calcext:value-type="string">
            <text:p><text:span text:style-name="T4">IRPF</text:span></text:p>
          </table:table-cell>
          <table:table-cell table:style-name="ce2" office:value-type="string" calcext:value-type="string">
            <text:p><text:span text:style-name="T4">Descontos</text:span></text:p>
          </table:table-cell>
          <table:table-cell table:style-name="ce2" office:value-type="string" calcext:value-type="string">
            <text:p>Líquido</text:p>
          </table:table-cell>
          <table:table-cell table:style-name="ce12"/>
          <table:table-cell table:style-name="ce2" office:value-type="string" calcext:value-type="string">
            <text:p><text:span text:style-name="T4">Nome</text:span>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<text:span text:style-name="T4">Bruto</text:span></text:p>
          </table:table-cell>
          <table:table-cell table:style-name="ce2" office:value-type="string" calcext:value-type="string">
            <text:p><text:span text:style-name="T4">Pagar</text:span></text:p>
          </table:table-cell>
          <table:table-cell table:style-name="ce12"/>
          <table:table-cell table:style-name="ce3"/>
          <table:table-cell table:style-name="ce16" office:value-type="string" calcext:value-type="string" table:number-columns-spanned="4" table:number-rows-spanned="1">
            <text:p><text:span text:style-name="T5">Faixa Tributável</text:span></text:p>
          </table:table-cell>
          <table:covered-table-cell table:number-columns-repeated="3" table:style-name="ce24"/>
          <table:table-cell table:style-name="ce36" office:value-type="string" calcext:value-type="string">
            <text:p><text:span text:style-name="T5">Alíquota</text:span></text:p>
          </table:table-cell>
          <table:table-cell table:style-name="ce36" office:value-type="string" calcext:value-type="string">
            <text:p><text:span text:style-name="T5">Deduções</text:span></text:p>
          </table:table-cell>
          <table:table-cell table:style-name="ce3" table:number-columns-repeated="1019"/>
          <table:table-cell table:style-name="ce4" table:number-columns-repeated="1024"/>
          <table:table-cell table:number-columns-repeated="14316"/>
        </table:table-row>
        <table:table-row table:style-name="ro1">
          <table:table-cell table:style-name="ce3"/>
          <table:table-cell table:style-name="ce8" table:formula="of:=SUMIFS([.P$4:.P976];[.N$4:.N976];[.A4];[.Q$4:.Q976];1;[.P$4:.P976];&quot;&gt;0&quot;)" office:value-type="float" office:value="0" calcext:value-type="float">
            <text:p>0,00</text:p>
          </table:table-cell>
          <table:table-cell table:style-name="ce9" table:formula="of:=IF([.F4] &lt;=1;[.B4]*[.C$2];0)" office:value-type="float" office:value="0" calcext:value-type="float">
            <text:p>0,00</text:p>
          </table:table-cell>
          <table:table-cell table:style-name="ce9" table:formula="of:=[.B4]*[.D$2]" office:value-type="float" office:value="0" calcext:value-type="float">
            <text:p>0,00</text:p>
          </table:table-cell>
          <table:table-cell table:style-name="ce9" table:formula="of:=ROUND([.B4]-SUM([.C4:.D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4]=1;IF([.E4]&gt;[.$W$14];[.$X$13];[.E4]*[.$W$13]);IF([.F4]=0;IF([.E4]&gt;[.$W$14];[.$X$12];[.E4]*[.$W$12]);0));2)" office:value-type="float" office:value="0" calcext:value-type="float">
            <text:p>0,00</text:p>
          </table:table-cell>
          <table:table-cell table:style-name="ce9" table:formula="of:=IF(OR([.E4]-[.G4]-[.$Y$9]*[.I4]&lt;0;[.F4]&gt;1);0;[.E4]-[.G4]-[.$Y$9]*[.I4])" office:value-type="float" office:value="0" calcext:value-type="float">
            <text:p>0,00</text:p>
          </table:table-cell>
          <table:table-cell table:style-name="ce11"/>
          <table:table-cell table:style-name="ce9" table:formula="of:=IF([.H4]&lt;=[.$W$4];0;IF([.H4]&lt;=[.$W$5];([.H4]*[.$X$5])-[.$Y$5];IF([.H4]&lt;=[.$W$6];([.H4]*[.$X$6])-[.$Y$6];IF([.H4]&lt;=[.$W$7];([.H4]*[.$X$7])-[.$Y$7];([.H4]*[.$X$8])-[.$Y$8]))))" office:value-type="float" office:value="0" calcext:value-type="float">
            <text:p>0,00</text:p>
          </table:table-cell>
          <table:table-cell table:style-name="ce9" table:formula="of:=SUMIFS([.P$4:.P976];[.$N$4:.N976];[.A4];[.$Q$4:.Q976];1;[.$P$4:.P976];&quot;&lt;0&quot;)" office:value-type="float" office:value="0" calcext:value-type="float">
            <text:p>0,00</text:p>
          </table:table-cell>
          <table:table-cell table:style-name="ce9" table:formula="of:=[.E4]-[.G4]-[.J4]+[.K4]+[.C4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7"/>
          <table:table-cell table:style-name="ce25"/>
          <table:table-cell table:style-name="ce25" office:value-type="string" calcext:value-type="string">
            <text:p><text:span text:style-name="T4">Até</text:span></text:p>
          </table:table-cell>
          <table:table-cell table:style-name="ce31" table:formula="of:=1903.98" office:value-type="float" office:value="1903.98" calcext:value-type="float">
            <text:p>1903,98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77];[.N$4:.N977];[.A5];[.Q$4:.Q977];1;[.P$4:.P977];&quot;&gt;0&quot;)" office:value-type="float" office:value="0" calcext:value-type="float">
            <text:p>0,00</text:p>
          </table:table-cell>
          <table:table-cell table:style-name="ce9" table:formula="of:=IF([.F5] &lt;=1;[.B5]*[.C$2];0)" office:value-type="float" office:value="0" calcext:value-type="float">
            <text:p>0,00</text:p>
          </table:table-cell>
          <table:table-cell table:style-name="ce9" table:formula="of:=[.B5]*[.D$2]" office:value-type="float" office:value="0" calcext:value-type="float">
            <text:p>0,00</text:p>
          </table:table-cell>
          <table:table-cell table:style-name="ce9" table:formula="of:=ROUND([.B5]-SUM([.C5:.D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5]=1;IF([.E5]&gt;[.$W$14];[.$X$13];[.E5]*[.$W$13]);IF([.F5]=0;IF([.E5]&gt;[.$W$14];[.$X$12];[.E5]*[.$W$12]);0));2)" office:value-type="float" office:value="0" calcext:value-type="float">
            <text:p>0,00</text:p>
          </table:table-cell>
          <table:table-cell table:style-name="ce9" table:formula="of:=IF(OR([.E5]-[.G5]-[.$Y$9]*[.I5]&lt;0;[.F5]&gt;1);0;[.E5]-[.G5]-[.$Y$9]*[.I5])" office:value-type="float" office:value="0" calcext:value-type="float">
            <text:p>0,00</text:p>
          </table:table-cell>
          <table:table-cell table:style-name="ce11"/>
          <table:table-cell table:style-name="ce9" table:formula="of:=IF([.H5]&lt;=[.$W$4];0;IF([.H5]&lt;=[.$W$5];([.H5]*[.$X$5])-[.$Y$5];IF([.H5]&lt;=[.$W$6];([.H5]*[.$X$6])-[.$Y$6];IF([.H5]&lt;=[.$W$7];([.H5]*[.$X$7])-[.$Y$7];([.H5]*[.$X$8])-[.$Y$8]))))" office:value-type="float" office:value="0" calcext:value-type="float">
            <text:p>0,00</text:p>
          </table:table-cell>
          <table:table-cell table:style-name="ce9" table:formula="of:=SUMIFS([.P$4:.P977];[.$N$4:.N977];[.A5];[.$Q$4:.Q977];1;[.$P$4:.P977];&quot;&lt;0&quot;)" office:value-type="float" office:value="0" calcext:value-type="float">
            <text:p>0,00</text:p>
          </table:table-cell>
          <table:table-cell table:style-name="ce9" table:formula="of:=[.E5]-[.G5]-[.J5]+[.K5]+[.C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8" office:value-type="string" calcext:value-type="string">
            <text:p><text:span text:style-name="T4">De</text:span></text:p>
          </table:table-cell>
          <table:table-cell table:style-name="ce26" table:formula="of:=1903.99" office:value-type="float" office:value="1903.99" calcext:value-type="float">
            <text:p>1903,99</text:p>
          </table:table-cell>
          <table:table-cell table:style-name="ce26" office:value-type="string" calcext:value-type="string">
            <text:p><text:span text:style-name="T4">até</text:span></text:p>
          </table:table-cell>
          <table:table-cell table:style-name="ce26" table:formula="of:=2826.65" office:value-type="float" office:value="2826.65" calcext:value-type="float">
            <text:p>2826,65</text:p>
          </table:table-cell>
          <table:table-cell table:style-name="ce38" office:value-type="percentage" office:value="0.075" calcext:value-type="percentage">
            <text:p>7,50%</text:p>
          </table:table-cell>
          <table:table-cell table:style-name="ce41" office:value-type="float" office:value="142.8" calcext:value-type="float">
            <text:p>142,80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78];[.N$4:.N978];[.A6];[.Q$4:.Q978];1;[.P$4:.P978];&quot;&gt;0&quot;)" office:value-type="float" office:value="0" calcext:value-type="float">
            <text:p>0,00</text:p>
          </table:table-cell>
          <table:table-cell table:style-name="ce9" table:formula="of:=IF([.F6] &lt;=1;[.B6]*[.C$2];0)" office:value-type="float" office:value="0" calcext:value-type="float">
            <text:p>0,00</text:p>
          </table:table-cell>
          <table:table-cell table:style-name="ce9" table:formula="of:=[.B6]*[.D$2]" office:value-type="float" office:value="0" calcext:value-type="float">
            <text:p>0,00</text:p>
          </table:table-cell>
          <table:table-cell table:style-name="ce9" table:formula="of:=ROUND([.B6]-SUM([.C6:.D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6]=1;IF([.E6]&gt;[.$W$14];[.$X$13];[.E6]*[.$W$13]);IF([.F6]=0;IF([.E6]&gt;[.$W$14];[.$X$12];[.E6]*[.$W$12]);0));2)" office:value-type="float" office:value="0" calcext:value-type="float">
            <text:p>0,00</text:p>
          </table:table-cell>
          <table:table-cell table:style-name="ce9" table:formula="of:=IF(OR([.E6]-[.G6]-[.$Y$9]*[.I6]&lt;0;[.F6]&gt;1);0;[.E6]-[.G6]-[.$Y$9]*[.I6])" office:value-type="float" office:value="0" calcext:value-type="float">
            <text:p>0,00</text:p>
          </table:table-cell>
          <table:table-cell table:style-name="ce11"/>
          <table:table-cell table:style-name="ce9" table:formula="of:=IF([.H6]&lt;=[.$W$4];0;IF([.H6]&lt;=[.$W$5];([.H6]*[.$X$5])-[.$Y$5];IF([.H6]&lt;=[.$W$6];([.H6]*[.$X$6])-[.$Y$6];IF([.H6]&lt;=[.$W$7];([.H6]*[.$X$7])-[.$Y$7];([.H6]*[.$X$8])-[.$Y$8]))))" office:value-type="float" office:value="0" calcext:value-type="float">
            <text:p>0,00</text:p>
          </table:table-cell>
          <table:table-cell table:style-name="ce9" table:formula="of:=SUMIFS([.P$4:.P978];[.$N$4:.N978];[.A6];[.$Q$4:.Q978];1;[.$P$4:.P978];&quot;&lt;0&quot;)" office:value-type="float" office:value="0" calcext:value-type="float">
            <text:p>0,00</text:p>
          </table:table-cell>
          <table:table-cell table:style-name="ce9" table:formula="of:=[.E6]-[.G6]-[.J6]+[.K6]+[.C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9" office:value-type="string" calcext:value-type="string">
            <text:p><text:span text:style-name="T4">De</text:span></text:p>
          </table:table-cell>
          <table:table-cell table:style-name="ce27" table:formula="of:=2826.66" office:value-type="float" office:value="2826.66" calcext:value-type="float">
            <text:p>2826,66</text:p>
          </table:table-cell>
          <table:table-cell table:style-name="ce27" office:value-type="string" calcext:value-type="string">
            <text:p><text:span text:style-name="T4">até</text:span></text:p>
          </table:table-cell>
          <table:table-cell table:style-name="ce27" table:formula="of:=3751.05" office:value-type="float" office:value="3751.05" calcext:value-type="float">
            <text:p>3751,05</text:p>
          </table:table-cell>
          <table:table-cell table:style-name="ce39" office:value-type="percentage" office:value="0.15" calcext:value-type="percentage">
            <text:p>15%</text:p>
          </table:table-cell>
          <table:table-cell table:style-name="ce41" office:value-type="float" office:value="354.8" calcext:value-type="float">
            <text:p>354,80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79];[.N$4:.N979];[.A7];[.Q$4:.Q979];1;[.P$4:.P979];&quot;&gt;0&quot;)" office:value-type="float" office:value="0" calcext:value-type="float">
            <text:p>0,00</text:p>
          </table:table-cell>
          <table:table-cell table:style-name="ce9" table:formula="of:=IF([.F7] &lt;=1;[.B7]*[.C$2];0)" office:value-type="float" office:value="0" calcext:value-type="float">
            <text:p>0,00</text:p>
          </table:table-cell>
          <table:table-cell table:style-name="ce9" table:formula="of:=[.B7]*[.D$2]" office:value-type="float" office:value="0" calcext:value-type="float">
            <text:p>0,00</text:p>
          </table:table-cell>
          <table:table-cell table:style-name="ce9" table:formula="of:=ROUND([.B7]-SUM([.C7:.D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7]=1;IF([.E7]&gt;[.$W$14];[.$X$13];[.E7]*[.$W$13]);IF([.F7]=0;IF([.E7]&gt;[.$W$14];[.$X$12];[.E7]*[.$W$12]);0));2)" office:value-type="float" office:value="0" calcext:value-type="float">
            <text:p>0,00</text:p>
          </table:table-cell>
          <table:table-cell table:style-name="ce9" table:formula="of:=IF(OR([.E7]-[.G7]-[.$Y$9]*[.I7]&lt;0;[.F7]&gt;1);0;[.E7]-[.G7]-[.$Y$9]*[.I7])" office:value-type="float" office:value="0" calcext:value-type="float">
            <text:p>0,00</text:p>
          </table:table-cell>
          <table:table-cell table:style-name="ce11"/>
          <table:table-cell table:style-name="ce9" table:formula="of:=IF([.H7]&lt;=[.$W$4];0;IF([.H7]&lt;=[.$W$5];([.H7]*[.$X$5])-[.$Y$5];IF([.H7]&lt;=[.$W$6];([.H7]*[.$X$6])-[.$Y$6];IF([.H7]&lt;=[.$W$7];([.H7]*[.$X$7])-[.$Y$7];([.H7]*[.$X$8])-[.$Y$8]))))" office:value-type="float" office:value="0" calcext:value-type="float">
            <text:p>0,00</text:p>
          </table:table-cell>
          <table:table-cell table:style-name="ce9" table:formula="of:=SUMIFS([.P$4:.P979];[.$N$4:.N979];[.A7];[.$Q$4:.Q979];1;[.$P$4:.P979];&quot;&lt;0&quot;)" office:value-type="float" office:value="0" calcext:value-type="float">
            <text:p>0,00</text:p>
          </table:table-cell>
          <table:table-cell table:style-name="ce9" table:formula="of:=[.E7]-[.G7]-[.J7]+[.K7]+[.C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20" office:value-type="string" calcext:value-type="string">
            <text:p><text:span text:style-name="T4">De</text:span></text:p>
          </table:table-cell>
          <table:table-cell table:style-name="ce28" table:formula="of:=3751.06" office:value-type="float" office:value="3751.06" calcext:value-type="float">
            <text:p>3751,06</text:p>
          </table:table-cell>
          <table:table-cell table:style-name="ce28" office:value-type="string" calcext:value-type="string">
            <text:p><text:span text:style-name="T4">até</text:span></text:p>
          </table:table-cell>
          <table:table-cell table:style-name="ce28" table:formula="of:=4664.68" office:value-type="float" office:value="4664.68" calcext:value-type="float">
            <text:p>4664,68</text:p>
          </table:table-cell>
          <table:table-cell table:style-name="ce38" office:value-type="percentage" office:value="0.225" calcext:value-type="percentage">
            <text:p>22,50%</text:p>
          </table:table-cell>
          <table:table-cell table:style-name="ce41" office:value-type="float" office:value="636.13" calcext:value-type="float">
            <text:p>636,13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0];[.N$4:.N980];[.A8];[.Q$4:.Q980];1;[.P$4:.P980];&quot;&gt;0&quot;)" office:value-type="float" office:value="0" calcext:value-type="float">
            <text:p>0,00</text:p>
          </table:table-cell>
          <table:table-cell table:style-name="ce9" table:formula="of:=IF([.F8] &lt;=1;[.B8]*[.C$2];0)" office:value-type="float" office:value="0" calcext:value-type="float">
            <text:p>0,00</text:p>
          </table:table-cell>
          <table:table-cell table:style-name="ce9" table:formula="of:=[.B8]*[.D$2]" office:value-type="float" office:value="0" calcext:value-type="float">
            <text:p>0,00</text:p>
          </table:table-cell>
          <table:table-cell table:style-name="ce9" table:formula="of:=ROUND([.B8]-SUM([.C8:.D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8]=1;IF([.E8]&gt;[.$W$14];[.$X$13];[.E8]*[.$W$13]);IF([.F8]=0;IF([.E8]&gt;[.$W$14];[.$X$12];[.E8]*[.$W$12]);0));2)" office:value-type="float" office:value="0" calcext:value-type="float">
            <text:p>0,00</text:p>
          </table:table-cell>
          <table:table-cell table:style-name="ce9" table:formula="of:=IF(OR([.E8]-[.G8]-[.$Y$9]*[.I8]&lt;0;[.F8]&gt;1);0;[.E8]-[.G8]-[.$Y$9]*[.I8])" office:value-type="float" office:value="0" calcext:value-type="float">
            <text:p>0,00</text:p>
          </table:table-cell>
          <table:table-cell table:style-name="ce11"/>
          <table:table-cell table:style-name="ce9" table:formula="of:=IF([.H8]&lt;=[.$W$4];0;IF([.H8]&lt;=[.$W$5];([.H8]*[.$X$5])-[.$Y$5];IF([.H8]&lt;=[.$W$6];([.H8]*[.$X$6])-[.$Y$6];IF([.H8]&lt;=[.$W$7];([.H8]*[.$X$7])-[.$Y$7];([.H8]*[.$X$8])-[.$Y$8]))))" office:value-type="float" office:value="0" calcext:value-type="float">
            <text:p>0,00</text:p>
          </table:table-cell>
          <table:table-cell table:style-name="ce9" table:formula="of:=SUMIFS([.P$4:.P980];[.$N$4:.N980];[.A8];[.$Q$4:.Q980];1;[.$P$4:.P980];&quot;&lt;0&quot;)" office:value-type="float" office:value="0" calcext:value-type="float">
            <text:p>0,00</text:p>
          </table:table-cell>
          <table:table-cell table:style-name="ce9" table:formula="of:=[.E8]-[.G8]-[.J8]+[.K8]+[.C8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21" office:value-type="string" calcext:value-type="string" table:number-columns-spanned="3" table:number-rows-spanned="1">
            <text:p><text:span text:style-name="T4">Acima de</text:span></text:p>
          </table:table-cell>
          <table:covered-table-cell table:number-columns-repeated="2" table:style-name="ce29"/>
          <table:table-cell table:style-name="ce32" table:formula="of:=4664.68" office:value-type="float" office:value="4664.68" calcext:value-type="float">
            <text:p>4664,68</text:p>
          </table:table-cell>
          <table:table-cell table:style-name="ce38" office:value-type="percentage" office:value="0.275" calcext:value-type="percentage">
            <text:p>27,50%</text:p>
          </table:table-cell>
          <table:table-cell table:style-name="ce41" office:value-type="float" office:value="869.36" calcext:value-type="float">
            <text:p>869,36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1];[.N$4:.N981];[.A9];[.Q$4:.Q981];1;[.P$4:.P981];&quot;&gt;0&quot;)" office:value-type="float" office:value="0" calcext:value-type="float">
            <text:p>0,00</text:p>
          </table:table-cell>
          <table:table-cell table:style-name="ce9" table:formula="of:=IF([.F9] &lt;=1;[.B9]*[.C$2];0)" office:value-type="float" office:value="0" calcext:value-type="float">
            <text:p>0,00</text:p>
          </table:table-cell>
          <table:table-cell table:style-name="ce9" table:formula="of:=[.B9]*[.D$2]" office:value-type="float" office:value="0" calcext:value-type="float">
            <text:p>0,00</text:p>
          </table:table-cell>
          <table:table-cell table:style-name="ce9" table:formula="of:=ROUND([.B9]-SUM([.C9:.D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9]=1;IF([.E9]&gt;[.$W$14];[.$X$13];[.E9]*[.$W$13]);IF([.F9]=0;IF([.E9]&gt;[.$W$14];[.$X$12];[.E9]*[.$W$12]);0));2)" office:value-type="float" office:value="0" calcext:value-type="float">
            <text:p>0,00</text:p>
          </table:table-cell>
          <table:table-cell table:style-name="ce9" table:formula="of:=IF(OR([.E9]-[.G9]-[.$Y$9]*[.I9]&lt;0;[.F9]&gt;1);0;[.E9]-[.G9]-[.$Y$9]*[.I9])" office:value-type="float" office:value="0" calcext:value-type="float">
            <text:p>0,00</text:p>
          </table:table-cell>
          <table:table-cell table:style-name="ce11"/>
          <table:table-cell table:style-name="ce9" table:formula="of:=IF([.H9]&lt;=[.$W$4];0;IF([.H9]&lt;=[.$W$5];([.H9]*[.$X$5])-[.$Y$5];IF([.H9]&lt;=[.$W$6];([.H9]*[.$X$6])-[.$Y$6];IF([.H9]&lt;=[.$W$7];([.H9]*[.$X$7])-[.$Y$7];([.H9]*[.$X$8])-[.$Y$8]))))" office:value-type="float" office:value="0" calcext:value-type="float">
            <text:p>0,00</text:p>
          </table:table-cell>
          <table:table-cell table:style-name="ce9" table:formula="of:=SUMIFS([.P$4:.P981];[.$N$4:.N981];[.A9];[.$Q$4:.Q981];1;[.$P$4:.P981];&quot;&lt;0&quot;)" office:value-type="float" office:value="0" calcext:value-type="float">
            <text:p>0,00</text:p>
          </table:table-cell>
          <table:table-cell table:style-name="ce9" table:formula="of:=[.E9]-[.G9]-[.J9]+[.K9]+[.C9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22" office:value-type="string" calcext:value-type="string" table:number-columns-spanned="5" table:number-rows-spanned="1">
            <text:p><text:span text:style-name="T4">Dedução por Dependente</text:span></text:p>
          </table:table-cell>
          <table:covered-table-cell table:number-columns-repeated="4" table:style-name="ce24"/>
          <table:table-cell table:style-name="ce41" office:value-type="float" office:value="189.59" calcext:value-type="float">
            <text:p>189,59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2];[.N$4:.N982];[.A10];[.Q$4:.Q982];1;[.P$4:.P982];&quot;&gt;0&quot;)" office:value-type="float" office:value="0" calcext:value-type="float">
            <text:p>0,00</text:p>
          </table:table-cell>
          <table:table-cell table:style-name="ce9" table:formula="of:=IF([.F10] &lt;=1;[.B10]*[.C$2];0)" office:value-type="float" office:value="0" calcext:value-type="float">
            <text:p>0,00</text:p>
          </table:table-cell>
          <table:table-cell table:style-name="ce9" table:formula="of:=[.B10]*[.D$2]" office:value-type="float" office:value="0" calcext:value-type="float">
            <text:p>0,00</text:p>
          </table:table-cell>
          <table:table-cell table:style-name="ce9" table:formula="of:=ROUND([.B10]-SUM([.C10:.D1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0]=1;IF([.E10]&gt;[.$W$14];[.$X$13];[.E10]*[.$W$13]);IF([.F10]=0;IF([.E10]&gt;[.$W$14];[.$X$12];[.E10]*[.$W$12]);0));2)" office:value-type="float" office:value="0" calcext:value-type="float">
            <text:p>0,00</text:p>
          </table:table-cell>
          <table:table-cell table:style-name="ce9" table:formula="of:=IF(OR([.E10]-[.G10]-[.$Y$9]*[.I10]&lt;0;[.F10]&gt;1);0;[.E10]-[.G10]-[.$Y$9]*[.I10])" office:value-type="float" office:value="0" calcext:value-type="float">
            <text:p>0,00</text:p>
          </table:table-cell>
          <table:table-cell table:style-name="ce11"/>
          <table:table-cell table:style-name="ce9" table:formula="of:=IF([.H10]&lt;=[.$W$4];0;IF([.H10]&lt;=[.$W$5];([.H10]*[.$X$5])-[.$Y$5];IF([.H10]&lt;=[.$W$6];([.H10]*[.$X$6])-[.$Y$6];IF([.H10]&lt;=[.$W$7];([.H10]*[.$X$7])-[.$Y$7];([.H10]*[.$X$8])-[.$Y$8]))))" office:value-type="float" office:value="0" calcext:value-type="float">
            <text:p>0,00</text:p>
          </table:table-cell>
          <table:table-cell table:style-name="ce9" table:formula="of:=SUMIFS([.P$4:.P982];[.$N$4:.N982];[.A10];[.$Q$4:.Q982];1;[.$P$4:.P982];&quot;&lt;0&quot;)" office:value-type="float" office:value="0" calcext:value-type="float">
            <text:p>0,00</text:p>
          </table:table-cell>
          <table:table-cell table:style-name="ce9" table:formula="of:=[.E10]-[.G10]-[.J10]+[.K10]+[.C10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9" table:number-columns-repeated="6"/>
          <table:table-cell table:style-name="ce3" table:number-columns-repeated="1024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3];[.N$4:.N983];[.A11];[.Q$4:.Q983];1;[.P$4:.P983];&quot;&gt;0&quot;)" office:value-type="float" office:value="0" calcext:value-type="float">
            <text:p>0,00</text:p>
          </table:table-cell>
          <table:table-cell table:style-name="ce9" table:formula="of:=IF([.F11] &lt;=1;[.B11]*[.C$2];0)" office:value-type="float" office:value="0" calcext:value-type="float">
            <text:p>0,00</text:p>
          </table:table-cell>
          <table:table-cell table:style-name="ce9" table:formula="of:=[.B11]*[.D$2]" office:value-type="float" office:value="0" calcext:value-type="float">
            <text:p>0,00</text:p>
          </table:table-cell>
          <table:table-cell table:style-name="ce9" table:formula="of:=ROUND([.B11]-SUM([.C11:.D1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1]=1;IF([.E11]&gt;[.$W$14];[.$X$13];[.E11]*[.$W$13]);IF([.F11]=0;IF([.E11]&gt;[.$W$14];[.$X$12];[.E11]*[.$W$12]);0));2)" office:value-type="float" office:value="0" calcext:value-type="float">
            <text:p>0,00</text:p>
          </table:table-cell>
          <table:table-cell table:style-name="ce9" table:formula="of:=IF(OR([.E11]-[.G11]-[.$Y$9]*[.I11]&lt;0;[.F11]&gt;1);0;[.E11]-[.G11]-[.$Y$9]*[.I11])" office:value-type="float" office:value="0" calcext:value-type="float">
            <text:p>0,00</text:p>
          </table:table-cell>
          <table:table-cell table:style-name="ce11"/>
          <table:table-cell table:style-name="ce9" table:formula="of:=IF([.H11]&lt;=[.$W$4];0;IF([.H11]&lt;=[.$W$5];([.H11]*[.$X$5])-[.$Y$5];IF([.H11]&lt;=[.$W$6];([.H11]*[.$X$6])-[.$Y$6];IF([.H11]&lt;=[.$W$7];([.H11]*[.$X$7])-[.$Y$7];([.H11]*[.$X$8])-[.$Y$8]))))" office:value-type="float" office:value="0" calcext:value-type="float">
            <text:p>0,00</text:p>
          </table:table-cell>
          <table:table-cell table:style-name="ce9" table:formula="of:=SUMIFS([.P$4:.P983];[.$N$4:.N983];[.A11];[.$Q$4:.Q983];1;[.$P$4:.P983];&quot;&lt;0&quot;)" office:value-type="float" office:value="0" calcext:value-type="float">
            <text:p>0,00</text:p>
          </table:table-cell>
          <table:table-cell table:style-name="ce9" table:formula="of:=[.E11]-[.G11]-[.J11]+[.K11]+[.C11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6" office:value-type="string" calcext:value-type="string" table:number-columns-spanned="3" table:number-rows-spanned="1">
            <text:p><text:span text:style-name="T5">INSS</text:span></text:p>
          </table:table-cell>
          <table:covered-table-cell table:number-columns-repeated="2" table:style-name="ce24"/>
          <table:table-cell table:style-name="ce33" office:value-type="string" calcext:value-type="string">
            <text:p><text:span text:style-name="T5">Alíquota</text:span></text:p>
          </table:table-cell>
          <table:table-cell table:style-name="ce36" office:value-type="string" calcext:value-type="string">
            <text:p><text:span text:style-name="T5">Máximo</text:span></text:p>
          </table:table-cell>
          <table:table-cell table:style-name="ce3" table:number-columns-repeated="1025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4];[.N$4:.N984];[.A12];[.Q$4:.Q984];1;[.P$4:.P984];&quot;&gt;0&quot;)" office:value-type="float" office:value="0" calcext:value-type="float">
            <text:p>0,00</text:p>
          </table:table-cell>
          <table:table-cell table:style-name="ce9" table:formula="of:=IF([.F12] &lt;=1;[.B12]*[.C$2];0)" office:value-type="float" office:value="0" calcext:value-type="float">
            <text:p>0,00</text:p>
          </table:table-cell>
          <table:table-cell table:style-name="ce9" table:formula="of:=[.B12]*[.D$2]" office:value-type="float" office:value="0" calcext:value-type="float">
            <text:p>0,00</text:p>
          </table:table-cell>
          <table:table-cell table:style-name="ce9" table:formula="of:=ROUND([.B12]-SUM([.C12:.D1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2]=1;IF([.E12]&gt;[.$W$14];[.$X$13];[.E12]*[.$W$13]);IF([.F12]=0;IF([.E12]&gt;[.$W$14];[.$X$12];[.E12]*[.$W$12]);0));2)" office:value-type="float" office:value="0" calcext:value-type="float">
            <text:p>0,00</text:p>
          </table:table-cell>
          <table:table-cell table:style-name="ce9" table:formula="of:=IF(OR([.E12]-[.G12]-[.$Y$9]*[.I12]&lt;0;[.F12]&gt;1);0;[.E12]-[.G12]-[.$Y$9]*[.I12])" office:value-type="float" office:value="0" calcext:value-type="float">
            <text:p>0,00</text:p>
          </table:table-cell>
          <table:table-cell table:style-name="ce11"/>
          <table:table-cell table:style-name="ce9" table:formula="of:=IF([.H12]&lt;=[.$W$4];0;IF([.H12]&lt;=[.$W$5];([.H12]*[.$X$5])-[.$Y$5];IF([.H12]&lt;=[.$W$6];([.H12]*[.$X$6])-[.$Y$6];IF([.H12]&lt;=[.$W$7];([.H12]*[.$X$7])-[.$Y$7];([.H12]*[.$X$8])-[.$Y$8]))))" office:value-type="float" office:value="0" calcext:value-type="float">
            <text:p>0,00</text:p>
          </table:table-cell>
          <table:table-cell table:style-name="ce9" table:formula="of:=SUMIFS([.P$4:.P984];[.$N$4:.N984];[.A12];[.$Q$4:.Q984];1;[.$P$4:.P984];&quot;&lt;0&quot;)" office:value-type="float" office:value="0" calcext:value-type="float">
            <text:p>0,00</text:p>
          </table:table-cell>
          <table:table-cell table:style-name="ce9" table:formula="of:=[.E12]-[.G12]-[.J12]+[.K12]+[.C12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2" office:value-type="string" calcext:value-type="string" table:number-columns-spanned="3" table:number-rows-spanned="1">
            <text:p><text:span text:style-name="T4">Produção externa</text:span></text:p>
          </table:table-cell>
          <table:covered-table-cell table:number-columns-repeated="2" table:style-name="ce24"/>
          <table:table-cell table:style-name="ce34" office:value-type="percentage" office:value="0.2" calcext:value-type="percentage">
            <text:p>20%</text:p>
          </table:table-cell>
          <table:table-cell table:style-name="ce40" table:formula="of:=ROUND([.W14]*[.W12];2)" office:value-type="float" office:value="1417.44" calcext:value-type="float">
            <text:p>1417,44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2"/>
        </table:table-row>
        <table:table-row table:style-name="ro1">
          <table:table-cell table:style-name="ce3"/>
          <table:table-cell table:style-name="ce8" table:formula="of:=SUMIFS([.P$4:.P985];[.N$4:.N985];[.A13];[.Q$4:.Q985];1;[.P$4:.P985];&quot;&gt;0&quot;)" office:value-type="float" office:value="0" calcext:value-type="float">
            <text:p>0,00</text:p>
          </table:table-cell>
          <table:table-cell table:style-name="ce9" table:formula="of:=IF([.F13] &lt;=1;[.B13]*[.C$2];0)" office:value-type="float" office:value="0" calcext:value-type="float">
            <text:p>0,00</text:p>
          </table:table-cell>
          <table:table-cell table:style-name="ce9" table:formula="of:=[.B13]*[.D$2]" office:value-type="float" office:value="0" calcext:value-type="float">
            <text:p>0,00</text:p>
          </table:table-cell>
          <table:table-cell table:style-name="ce9" table:formula="of:=ROUND([.B13]-SUM([.C13:.D1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3]=1;IF([.E13]&gt;[.$W$14];[.$X$13];[.E13]*[.$W$13]);IF([.F13]=0;IF([.E13]&gt;[.$W$14];[.$X$12];[.E13]*[.$W$12]);0));2)" office:value-type="float" office:value="0" calcext:value-type="float">
            <text:p>0,00</text:p>
          </table:table-cell>
          <table:table-cell table:style-name="ce9" table:formula="of:=IF(OR([.E13]-[.G13]-[.$Y$9]*[.I13]&lt;0;[.F13]&gt;1);0;[.E13]-[.G13]-[.$Y$9]*[.I13])" office:value-type="float" office:value="0" calcext:value-type="float">
            <text:p>0,00</text:p>
          </table:table-cell>
          <table:table-cell table:style-name="ce11"/>
          <table:table-cell table:style-name="ce9" table:formula="of:=IF([.H13]&lt;=[.$W$4];0;IF([.H13]&lt;=[.$W$5];([.H13]*[.$X$5])-[.$Y$5];IF([.H13]&lt;=[.$W$6];([.H13]*[.$X$6])-[.$Y$6];IF([.H13]&lt;=[.$W$7];([.H13]*[.$X$7])-[.$Y$7];([.H13]*[.$X$8])-[.$Y$8]))))" office:value-type="float" office:value="0" calcext:value-type="float">
            <text:p>0,00</text:p>
          </table:table-cell>
          <table:table-cell table:style-name="ce9" table:formula="of:=SUMIFS([.P$4:.P985];[.$N$4:.N985];[.A13];[.$Q$4:.Q985];1;[.$P$4:.P985];&quot;&lt;0&quot;)" office:value-type="float" office:value="0" calcext:value-type="float">
            <text:p>0,00</text:p>
          </table:table-cell>
          <table:table-cell table:style-name="ce9" table:formula="of:=[.E13]-[.G13]-[.J13]+[.K13]+[.C13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2" office:value-type="string" calcext:value-type="string" table:number-columns-spanned="3" table:number-rows-spanned="1">
            <text:p><text:span text:style-name="T4">Produção interna</text:span></text:p>
          </table:table-cell>
          <table:covered-table-cell table:number-columns-repeated="2" table:style-name="ce24"/>
          <table:table-cell table:style-name="ce34" office:value-type="percentage" office:value="0.11" calcext:value-type="percentage">
            <text:p>11%</text:p>
          </table:table-cell>
          <table:table-cell table:style-name="ce40" table:formula="of:=ROUND([.W14]*[.W13];2)" office:value-type="float" office:value="779.59" calcext:value-type="float">
            <text:p>779,59</text:p>
          </table:table-cell>
          <table:table-cell table:style-name="ce3" table:number-columns-repeated="1024"/>
          <table:table-cell table:style-name="ce4" table:number-columns-repeated="1024"/>
          <table:table-cell table:number-columns-repeated="14312"/>
        </table:table-row>
        <table:table-row table:style-name="ro1">
          <table:table-cell table:style-name="ce3"/>
          <table:table-cell table:style-name="ce8" table:formula="of:=SUMIFS([.P$4:.P986];[.N$4:.N986];[.A14];[.Q$4:.Q986];1;[.P$4:.P986];&quot;&gt;0&quot;)" office:value-type="float" office:value="0" calcext:value-type="float">
            <text:p>0,00</text:p>
          </table:table-cell>
          <table:table-cell table:style-name="ce9" table:formula="of:=IF([.F14] &lt;=1;[.B14]*[.C$2];0)" office:value-type="float" office:value="0" calcext:value-type="float">
            <text:p>0,00</text:p>
          </table:table-cell>
          <table:table-cell table:style-name="ce9" table:formula="of:=[.B14]*[.D$2]" office:value-type="float" office:value="0" calcext:value-type="float">
            <text:p>0,00</text:p>
          </table:table-cell>
          <table:table-cell table:style-name="ce9" table:formula="of:=ROUND([.B14]-SUM([.C14:.D1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4]=1;IF([.E14]&gt;[.$W$14];[.$X$13];[.E14]*[.$W$13]);IF([.F14]=0;IF([.E14]&gt;[.$W$14];[.$X$12];[.E14]*[.$W$12]);0));2)" office:value-type="float" office:value="0" calcext:value-type="float">
            <text:p>0,00</text:p>
          </table:table-cell>
          <table:table-cell table:style-name="ce9" table:formula="of:=IF(OR([.E14]-[.G14]-[.$Y$9]*[.I14]&lt;0;[.F14]&gt;1);0;[.E14]-[.G14]-[.$Y$9]*[.I14])" office:value-type="float" office:value="0" calcext:value-type="float">
            <text:p>0,00</text:p>
          </table:table-cell>
          <table:table-cell table:style-name="ce11"/>
          <table:table-cell table:style-name="ce9" table:formula="of:=IF([.H14]&lt;=[.$W$4];0;IF([.H14]&lt;=[.$W$5];([.H14]*[.$X$5])-[.$Y$5];IF([.H14]&lt;=[.$W$6];([.H14]*[.$X$6])-[.$Y$6];IF([.H14]&lt;=[.$W$7];([.H14]*[.$X$7])-[.$Y$7];([.H14]*[.$X$8])-[.$Y$8]))))" office:value-type="float" office:value="0" calcext:value-type="float">
            <text:p>0,00</text:p>
          </table:table-cell>
          <table:table-cell table:style-name="ce9" table:formula="of:=SUMIFS([.P$4:.P986];[.$N$4:.N986];[.A14];[.$Q$4:.Q986];1;[.$P$4:.P986];&quot;&lt;0&quot;)" office:value-type="float" office:value="0" calcext:value-type="float">
            <text:p>0,00</text:p>
          </table:table-cell>
          <table:table-cell table:style-name="ce9" table:formula="of:=[.E14]-[.G14]-[.J14]+[.K14]+[.C14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2" office:value-type="string" calcext:value-type="string" table:number-columns-spanned="3" table:number-rows-spanned="1">
            <text:p><text:span text:style-name="T4">Base máxima</text:span></text:p>
          </table:table-cell>
          <table:covered-table-cell table:number-columns-repeated="2" table:style-name="ce24"/>
          <table:table-cell table:style-name="ce35" office:value-type="float" office:value="7087.22" calcext:value-type="float">
            <text:p>7087,22</text:p>
          </table:table-cell>
          <table:table-cell table:style-name="ce40"/>
          <table:table-cell table:style-name="ce9"/>
          <table:table-cell table:style-name="ce3" table:number-columns-repeated="1023"/>
          <table:table-cell table:style-name="ce4" table:number-columns-repeated="1024"/>
          <table:table-cell table:number-columns-repeated="14312"/>
        </table:table-row>
        <table:table-row table:style-name="ro1">
          <table:table-cell table:style-name="ce3"/>
          <table:table-cell table:style-name="ce8" table:formula="of:=SUMIFS([.P$4:.P987];[.N$4:.N987];[.A15];[.Q$4:.Q987];1;[.P$4:.P987];&quot;&gt;0&quot;)" office:value-type="float" office:value="0" calcext:value-type="float">
            <text:p>0,00</text:p>
          </table:table-cell>
          <table:table-cell table:style-name="ce9" table:formula="of:=IF([.F15] &lt;=1;[.B15]*[.C$2];0)" office:value-type="float" office:value="0" calcext:value-type="float">
            <text:p>0,00</text:p>
          </table:table-cell>
          <table:table-cell table:style-name="ce9" table:formula="of:=[.B15]*[.D$2]" office:value-type="float" office:value="0" calcext:value-type="float">
            <text:p>0,00</text:p>
          </table:table-cell>
          <table:table-cell table:style-name="ce9" table:formula="of:=ROUND([.B15]-SUM([.C15:.D1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5]=1;IF([.E15]&gt;[.$W$14];[.$X$13];[.E15]*[.$W$13]);IF([.F15]=0;IF([.E15]&gt;[.$W$14];[.$X$12];[.E15]*[.$W$12]);0));2)" office:value-type="float" office:value="0" calcext:value-type="float">
            <text:p>0,00</text:p>
          </table:table-cell>
          <table:table-cell table:style-name="ce9" table:formula="of:=IF(OR([.E15]-[.G15]-[.$Y$9]*[.I15]&lt;0;[.F15]&gt;1);0;[.E15]-[.G15]-[.$Y$9]*[.I15])" office:value-type="float" office:value="0" calcext:value-type="float">
            <text:p>0,00</text:p>
          </table:table-cell>
          <table:table-cell table:style-name="ce11"/>
          <table:table-cell table:style-name="ce9" table:formula="of:=IF([.H15]&lt;=[.$W$4];0;IF([.H15]&lt;=[.$W$5];([.H15]*[.$X$5])-[.$Y$5];IF([.H15]&lt;=[.$W$6];([.H15]*[.$X$6])-[.$Y$6];IF([.H15]&lt;=[.$W$7];([.H15]*[.$X$7])-[.$Y$7];([.H15]*[.$X$8])-[.$Y$8]))))" office:value-type="float" office:value="0" calcext:value-type="float">
            <text:p>0,00</text:p>
          </table:table-cell>
          <table:table-cell table:style-name="ce9" table:formula="of:=SUMIFS([.P$4:.P987];[.$N$4:.N987];[.A15];[.$Q$4:.Q987];1;[.$P$4:.P987];&quot;&lt;0&quot;)" office:value-type="float" office:value="0" calcext:value-type="float">
            <text:p>0,00</text:p>
          </table:table-cell>
          <table:table-cell table:style-name="ce9" table:formula="of:=[.E15]-[.G15]-[.J15]+[.K15]+[.C1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31"/>
          <table:table-cell table:style-name="ce4" table:number-columns-repeated="1024"/>
          <table:table-cell table:number-columns-repeated="14311"/>
        </table:table-row>
        <table:table-row table:style-name="ro1">
          <table:table-cell table:style-name="ce3"/>
          <table:table-cell table:style-name="ce8" table:formula="of:=SUMIFS([.P$4:.P988];[.N$4:.N988];[.A16];[.Q$4:.Q988];1;[.P$4:.P988];&quot;&gt;0&quot;)" office:value-type="float" office:value="0" calcext:value-type="float">
            <text:p>0,00</text:p>
          </table:table-cell>
          <table:table-cell table:style-name="ce9" table:formula="of:=IF([.F16] &lt;=1;[.B16]*[.C$2];0)" office:value-type="float" office:value="0" calcext:value-type="float">
            <text:p>0,00</text:p>
          </table:table-cell>
          <table:table-cell table:style-name="ce9" table:formula="of:=[.B16]*[.D$2]" office:value-type="float" office:value="0" calcext:value-type="float">
            <text:p>0,00</text:p>
          </table:table-cell>
          <table:table-cell table:style-name="ce9" table:formula="of:=ROUND([.B16]-SUM([.C16:.D1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6]=1;IF([.E16]&gt;[.$W$14];[.$X$13];[.E16]*[.$W$13]);IF([.F16]=0;IF([.E16]&gt;[.$W$14];[.$X$12];[.E16]*[.$W$12]);0));2)" office:value-type="float" office:value="0" calcext:value-type="float">
            <text:p>0,00</text:p>
          </table:table-cell>
          <table:table-cell table:style-name="ce9" table:formula="of:=IF(OR([.E16]-[.G16]-[.$Y$9]*[.I16]&lt;0;[.F16]&gt;1);0;[.E16]-[.G16]-[.$Y$9]*[.I16])" office:value-type="float" office:value="0" calcext:value-type="float">
            <text:p>0,00</text:p>
          </table:table-cell>
          <table:table-cell table:style-name="ce11"/>
          <table:table-cell table:style-name="ce9" table:formula="of:=IF([.H16]&lt;=[.$W$4];0;IF([.H16]&lt;=[.$W$5];([.H16]*[.$X$5])-[.$Y$5];IF([.H16]&lt;=[.$W$6];([.H16]*[.$X$6])-[.$Y$6];IF([.H16]&lt;=[.$W$7];([.H16]*[.$X$7])-[.$Y$7];([.H16]*[.$X$8])-[.$Y$8]))))" office:value-type="float" office:value="0" calcext:value-type="float">
            <text:p>0,00</text:p>
          </table:table-cell>
          <table:table-cell table:style-name="ce9" table:formula="of:=SUMIFS([.P$4:.P988];[.$N$4:.N988];[.A16];[.$Q$4:.Q988];1;[.$P$4:.P988];&quot;&lt;0&quot;)" office:value-type="float" office:value="0" calcext:value-type="float">
            <text:p>0,00</text:p>
          </table:table-cell>
          <table:table-cell table:style-name="ce9" table:formula="of:=[.E16]-[.G16]-[.J16]+[.K16]+[.C1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2">
          <table:table-cell table:style-name="ce3"/>
          <table:table-cell table:style-name="ce8" table:formula="of:=SUMIFS([.P$4:.P989];[.N$4:.N989];[.A17];[.Q$4:.Q989];1;[.P$4:.P989];&quot;&gt;0&quot;)" office:value-type="float" office:value="0" calcext:value-type="float">
            <text:p>0,00</text:p>
          </table:table-cell>
          <table:table-cell table:style-name="ce9" table:formula="of:=IF([.F17] &lt;=1;[.B17]*[.C$2];0)" office:value-type="float" office:value="0" calcext:value-type="float">
            <text:p>0,00</text:p>
          </table:table-cell>
          <table:table-cell table:style-name="ce9" table:formula="of:=[.B17]*[.D$2]" office:value-type="float" office:value="0" calcext:value-type="float">
            <text:p>0,00</text:p>
          </table:table-cell>
          <table:table-cell table:style-name="ce9" table:formula="of:=ROUND([.B17]-SUM([.C17:.D1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7]=1;IF([.E17]&gt;[.$W$14];[.$X$13];[.E17]*[.$W$13]);IF([.F17]=0;IF([.E17]&gt;[.$W$14];[.$X$12];[.E17]*[.$W$12]);0));2)" office:value-type="float" office:value="0" calcext:value-type="float">
            <text:p>0,00</text:p>
          </table:table-cell>
          <table:table-cell table:style-name="ce9" table:formula="of:=IF(OR([.E17]-[.G17]-[.$Y$9]*[.I17]&lt;0;[.F17]&gt;1);0;[.E17]-[.G17]-[.$Y$9]*[.I17])" office:value-type="float" office:value="0" calcext:value-type="float">
            <text:p>0,00</text:p>
          </table:table-cell>
          <table:table-cell table:style-name="ce11"/>
          <table:table-cell table:style-name="ce9" table:formula="of:=IF([.H17]&lt;=[.$W$4];0;IF([.H17]&lt;=[.$W$5];([.H17]*[.$X$5])-[.$Y$5];IF([.H17]&lt;=[.$W$6];([.H17]*[.$X$6])-[.$Y$6];IF([.H17]&lt;=[.$W$7];([.H17]*[.$X$7])-[.$Y$7];([.H17]*[.$X$8])-[.$Y$8]))))" office:value-type="float" office:value="0" calcext:value-type="float">
            <text:p>0,00</text:p>
          </table:table-cell>
          <table:table-cell table:style-name="ce9" table:formula="of:=SUMIFS([.P$4:.P989];[.$N$4:.N989];[.A17];[.$Q$4:.Q989];1;[.$P$4:.P989];&quot;&lt;0&quot;)" office:value-type="float" office:value="0" calcext:value-type="float">
            <text:p>0,00</text:p>
          </table:table-cell>
          <table:table-cell table:style-name="ce9" table:formula="of:=[.E17]-[.G17]-[.J17]+[.K17]+[.C1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990];[.N$4:.N990];[.A18];[.Q$4:.Q990];1;[.P$4:.P990];&quot;&gt;0&quot;)" office:value-type="float" office:value="0" calcext:value-type="float">
            <text:p>0,00</text:p>
          </table:table-cell>
          <table:table-cell table:style-name="ce9" table:formula="of:=IF([.F18] &lt;=1;[.B18]*[.C$2];0)" office:value-type="float" office:value="0" calcext:value-type="float">
            <text:p>0,00</text:p>
          </table:table-cell>
          <table:table-cell table:style-name="ce9" table:formula="of:=[.B18]*[.D$2]" office:value-type="float" office:value="0" calcext:value-type="float">
            <text:p>0,00</text:p>
          </table:table-cell>
          <table:table-cell table:style-name="ce9" table:formula="of:=ROUND([.B18]-SUM([.C18:.D1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8]=1;IF([.E18]&gt;[.$W$14];[.$X$13];[.E18]*[.$W$13]);IF([.F18]=0;IF([.E18]&gt;[.$W$14];[.$X$12];[.E18]*[.$W$12]);0));2)" office:value-type="float" office:value="0" calcext:value-type="float">
            <text:p>0,00</text:p>
          </table:table-cell>
          <table:table-cell table:style-name="ce9" table:formula="of:=IF(OR([.E18]-[.G18]-[.$Y$9]*[.I18]&lt;0;[.F18]&gt;1);0;[.E18]-[.G18]-[.$Y$9]*[.I18])" office:value-type="float" office:value="0" calcext:value-type="float">
            <text:p>0,00</text:p>
          </table:table-cell>
          <table:table-cell table:style-name="ce11"/>
          <table:table-cell table:style-name="ce9" table:formula="of:=IF([.H18]&lt;=[.$W$4];0;IF([.H18]&lt;=[.$W$5];([.H18]*[.$X$5])-[.$Y$5];IF([.H18]&lt;=[.$W$6];([.H18]*[.$X$6])-[.$Y$6];IF([.H18]&lt;=[.$W$7];([.H18]*[.$X$7])-[.$Y$7];([.H18]*[.$X$8])-[.$Y$8]))))" office:value-type="float" office:value="0" calcext:value-type="float">
            <text:p>0,00</text:p>
          </table:table-cell>
          <table:table-cell table:style-name="ce9" table:formula="of:=SUMIFS([.P$4:.P990];[.$N$4:.N990];[.A18];[.$Q$4:.Q990];1;[.$P$4:.P990];&quot;&lt;0&quot;)" office:value-type="float" office:value="0" calcext:value-type="float">
            <text:p>0,00</text:p>
          </table:table-cell>
          <table:table-cell table:style-name="ce9" table:formula="of:=[.E18]-[.G18]-[.J18]+[.K18]+[.C18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991];[.N$4:.N991];[.A19];[.Q$4:.Q991];1;[.P$4:.P991];&quot;&gt;0&quot;)" office:value-type="float" office:value="0" calcext:value-type="float">
            <text:p>0,00</text:p>
          </table:table-cell>
          <table:table-cell table:style-name="ce9" table:formula="of:=IF([.F19] &lt;=1;[.B19]*[.C$2];0)" office:value-type="float" office:value="0" calcext:value-type="float">
            <text:p>0,00</text:p>
          </table:table-cell>
          <table:table-cell table:style-name="ce9" table:formula="of:=[.B19]*[.D$2]" office:value-type="float" office:value="0" calcext:value-type="float">
            <text:p>0,00</text:p>
          </table:table-cell>
          <table:table-cell table:style-name="ce9" table:formula="of:=ROUND([.B19]-SUM([.C19:.D1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9]=1;IF([.E19]&gt;[.$W$14];[.$X$13];[.E19]*[.$W$13]);IF([.F19]=0;IF([.E19]&gt;[.$W$14];[.$X$12];[.E19]*[.$W$12]);0));2)" office:value-type="float" office:value="0" calcext:value-type="float">
            <text:p>0,00</text:p>
          </table:table-cell>
          <table:table-cell table:style-name="ce9" table:formula="of:=IF(OR([.E19]-[.G19]-[.$Y$9]*[.I19]&lt;0;[.F19]&gt;1);0;[.E19]-[.G19]-[.$Y$9]*[.I19])" office:value-type="float" office:value="0" calcext:value-type="float">
            <text:p>0,00</text:p>
          </table:table-cell>
          <table:table-cell table:style-name="ce11"/>
          <table:table-cell table:style-name="ce9" table:formula="of:=IF([.H19]&lt;=[.$W$4];0;IF([.H19]&lt;=[.$W$5];([.H19]*[.$X$5])-[.$Y$5];IF([.H19]&lt;=[.$W$6];([.H19]*[.$X$6])-[.$Y$6];IF([.H19]&lt;=[.$W$7];([.H19]*[.$X$7])-[.$Y$7];([.H19]*[.$X$8])-[.$Y$8]))))" office:value-type="float" office:value="0" calcext:value-type="float">
            <text:p>0,00</text:p>
          </table:table-cell>
          <table:table-cell table:style-name="ce9" table:formula="of:=SUMIFS([.P$4:.P991];[.$N$4:.N991];[.A19];[.$Q$4:.Q991];1;[.$P$4:.P991];&quot;&lt;0&quot;)" office:value-type="float" office:value="0" calcext:value-type="float">
            <text:p>0,00</text:p>
          </table:table-cell>
          <table:table-cell table:style-name="ce9" table:formula="of:=[.E19]-[.G19]-[.J19]+[.K19]+[.C19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992];[.N$4:.N992];[.A20];[.Q$4:.Q992];1;[.P$4:.P992];&quot;&gt;0&quot;)" office:value-type="float" office:value="0" calcext:value-type="float">
            <text:p>0,00</text:p>
          </table:table-cell>
          <table:table-cell table:style-name="ce9" table:formula="of:=IF([.F20] &lt;=1;[.B20]*[.C$2];0)" office:value-type="float" office:value="0" calcext:value-type="float">
            <text:p>0,00</text:p>
          </table:table-cell>
          <table:table-cell table:style-name="ce9" table:formula="of:=[.B20]*[.D$2]" office:value-type="float" office:value="0" calcext:value-type="float">
            <text:p>0,00</text:p>
          </table:table-cell>
          <table:table-cell table:style-name="ce9" table:formula="of:=ROUND([.B20]-SUM([.C20:.D2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0]=1;IF([.E20]&gt;[.$W$14];[.$X$13];[.E20]*[.$W$13]);IF([.F20]=0;IF([.E20]&gt;[.$W$14];[.$X$12];[.E20]*[.$W$12]);0));2)" office:value-type="float" office:value="0" calcext:value-type="float">
            <text:p>0,00</text:p>
          </table:table-cell>
          <table:table-cell table:style-name="ce9" table:formula="of:=IF(OR([.E20]-[.G20]-[.$Y$9]*[.I20]&lt;0;[.F20]&gt;1);0;[.E20]-[.G20]-[.$Y$9]*[.I20])" office:value-type="float" office:value="0" calcext:value-type="float">
            <text:p>0,00</text:p>
          </table:table-cell>
          <table:table-cell table:style-name="ce11"/>
          <table:table-cell table:style-name="ce9" table:formula="of:=IF([.H20]&lt;=[.$W$4];0;IF([.H20]&lt;=[.$W$5];([.H20]*[.$X$5])-[.$Y$5];IF([.H20]&lt;=[.$W$6];([.H20]*[.$X$6])-[.$Y$6];IF([.H20]&lt;=[.$W$7];([.H20]*[.$X$7])-[.$Y$7];([.H20]*[.$X$8])-[.$Y$8]))))" office:value-type="float" office:value="0" calcext:value-type="float">
            <text:p>0,00</text:p>
          </table:table-cell>
          <table:table-cell table:style-name="ce9" table:formula="of:=SUMIFS([.P$4:.P992];[.$N$4:.N992];[.A20];[.$Q$4:.Q992];1;[.$P$4:.P992];&quot;&lt;0&quot;)" office:value-type="float" office:value="0" calcext:value-type="float">
            <text:p>0,00</text:p>
          </table:table-cell>
          <table:table-cell table:style-name="ce9" table:formula="of:=[.E20]-[.G20]-[.J20]+[.K20]+[.C20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993];[.N$4:.N993];[.A21];[.Q$4:.Q993];1;[.P$4:.P993];&quot;&gt;0&quot;)" office:value-type="float" office:value="0" calcext:value-type="float">
            <text:p>0,00</text:p>
          </table:table-cell>
          <table:table-cell table:style-name="ce9" table:formula="of:=IF([.F21] &lt;=1;[.B21]*[.C$2];0)" office:value-type="float" office:value="0" calcext:value-type="float">
            <text:p>0,00</text:p>
          </table:table-cell>
          <table:table-cell table:style-name="ce9" table:formula="of:=[.B21]*[.D$2]" office:value-type="float" office:value="0" calcext:value-type="float">
            <text:p>0,00</text:p>
          </table:table-cell>
          <table:table-cell table:style-name="ce9" table:formula="of:=ROUND([.B21]-SUM([.C21:.D2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1]=1;IF([.E21]&gt;[.$W$14];[.$X$13];[.E21]*[.$W$13]);IF([.F21]=0;IF([.E21]&gt;[.$W$14];[.$X$12];[.E21]*[.$W$12]);0));2)" office:value-type="float" office:value="0" calcext:value-type="float">
            <text:p>0,00</text:p>
          </table:table-cell>
          <table:table-cell table:style-name="ce9" table:formula="of:=IF(OR([.E21]-[.G21]-[.$Y$9]*[.I21]&lt;0;[.F21]&gt;1);0;[.E21]-[.G21]-[.$Y$9]*[.I21])" office:value-type="float" office:value="0" calcext:value-type="float">
            <text:p>0,00</text:p>
          </table:table-cell>
          <table:table-cell table:style-name="ce11"/>
          <table:table-cell table:style-name="ce9" table:formula="of:=IF([.H21]&lt;=[.$W$4];0;IF([.H21]&lt;=[.$W$5];([.H21]*[.$X$5])-[.$Y$5];IF([.H21]&lt;=[.$W$6];([.H21]*[.$X$6])-[.$Y$6];IF([.H21]&lt;=[.$W$7];([.H21]*[.$X$7])-[.$Y$7];([.H21]*[.$X$8])-[.$Y$8]))))" office:value-type="float" office:value="0" calcext:value-type="float">
            <text:p>0,00</text:p>
          </table:table-cell>
          <table:table-cell table:style-name="ce9" table:formula="of:=SUMIFS([.P$4:.P993];[.$N$4:.N993];[.A21];[.$Q$4:.Q993];1;[.$P$4:.P993];&quot;&lt;0&quot;)" office:value-type="float" office:value="0" calcext:value-type="float">
            <text:p>0,00</text:p>
          </table:table-cell>
          <table:table-cell table:style-name="ce9" table:formula="of:=[.E21]-[.G21]-[.J21]+[.K21]+[.C21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1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994];[.N$4:.N994];[.A22];[.Q$4:.Q994];1;[.P$4:.P994];&quot;&gt;0&quot;)" office:value-type="float" office:value="0" calcext:value-type="float">
            <text:p>0,00</text:p>
          </table:table-cell>
          <table:table-cell table:style-name="ce9" table:formula="of:=IF([.F22] &lt;=1;[.B22]*[.C$2];0)" office:value-type="float" office:value="0" calcext:value-type="float">
            <text:p>0,00</text:p>
          </table:table-cell>
          <table:table-cell table:style-name="ce9" table:formula="of:=[.B22]*[.D$2]" office:value-type="float" office:value="0" calcext:value-type="float">
            <text:p>0,00</text:p>
          </table:table-cell>
          <table:table-cell table:style-name="ce9" table:formula="of:=ROUND([.B22]-SUM([.C22:.D2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2]=1;IF([.E22]&gt;[.$W$14];[.$X$13];[.E22]*[.$W$13]);IF([.F22]=0;IF([.E22]&gt;[.$W$14];[.$X$12];[.E22]*[.$W$12]);0));2)" office:value-type="float" office:value="0" calcext:value-type="float">
            <text:p>0,00</text:p>
          </table:table-cell>
          <table:table-cell table:style-name="ce9" table:formula="of:=IF(OR([.E22]-[.G22]-[.$Y$9]*[.I22]&lt;0;[.F22]&gt;1);0;[.E22]-[.G22]-[.$Y$9]*[.I22])" office:value-type="float" office:value="0" calcext:value-type="float">
            <text:p>0,00</text:p>
          </table:table-cell>
          <table:table-cell table:style-name="ce11"/>
          <table:table-cell table:style-name="ce9" table:formula="of:=IF([.H22]&lt;=[.$W$4];0;IF([.H22]&lt;=[.$W$5];([.H22]*[.$X$5])-[.$Y$5];IF([.H22]&lt;=[.$W$6];([.H22]*[.$X$6])-[.$Y$6];IF([.H22]&lt;=[.$W$7];([.H22]*[.$X$7])-[.$Y$7];([.H22]*[.$X$8])-[.$Y$8]))))" office:value-type="float" office:value="0" calcext:value-type="float">
            <text:p>0,00</text:p>
          </table:table-cell>
          <table:table-cell table:style-name="ce9" table:formula="of:=SUMIFS([.P$4:.P994];[.$N$4:.N994];[.A22];[.$Q$4:.Q994];1;[.$P$4:.P994];&quot;&lt;0&quot;)" office:value-type="float" office:value="0" calcext:value-type="float">
            <text:p>0,00</text:p>
          </table:table-cell>
          <table:table-cell table:style-name="ce9" table:formula="of:=[.E22]-[.G22]-[.J22]+[.K22]+[.C22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14315"/>
        </table:table-row>
        <table:table-row table:style-name="ro1">
          <table:table-cell table:style-name="ce3"/>
          <table:table-cell table:style-name="ce8" table:formula="of:=SUMIFS([.P$4:.P995];[.N$4:.N995];[.A23];[.Q$4:.Q995];1;[.P$4:.P995];&quot;&gt;0&quot;)" office:value-type="float" office:value="0" calcext:value-type="float">
            <text:p>0,00</text:p>
          </table:table-cell>
          <table:table-cell table:style-name="ce9" table:formula="of:=IF([.F23] &lt;=1;[.B23]*[.C$2];0)" office:value-type="float" office:value="0" calcext:value-type="float">
            <text:p>0,00</text:p>
          </table:table-cell>
          <table:table-cell table:style-name="ce9" table:formula="of:=[.B23]*[.D$2]" office:value-type="float" office:value="0" calcext:value-type="float">
            <text:p>0,00</text:p>
          </table:table-cell>
          <table:table-cell table:style-name="ce9" table:formula="of:=ROUND([.B23]-SUM([.C23:.D2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3]=1;IF([.E23]&gt;[.$W$14];[.$X$13];[.E23]*[.$W$13]);IF([.F23]=0;IF([.E23]&gt;[.$W$14];[.$X$12];[.E23]*[.$W$12]);0));2)" office:value-type="float" office:value="0" calcext:value-type="float">
            <text:p>0,00</text:p>
          </table:table-cell>
          <table:table-cell table:style-name="ce9" table:formula="of:=IF(OR([.E23]-[.G23]-[.$Y$9]*[.I23]&lt;0;[.F23]&gt;1);0;[.E23]-[.G23]-[.$Y$9]*[.I23])" office:value-type="float" office:value="0" calcext:value-type="float">
            <text:p>0,00</text:p>
          </table:table-cell>
          <table:table-cell table:style-name="ce11"/>
          <table:table-cell table:style-name="ce9" table:formula="of:=IF([.H23]&lt;=[.$W$4];0;IF([.H23]&lt;=[.$W$5];([.H23]*[.$X$5])-[.$Y$5];IF([.H23]&lt;=[.$W$6];([.H23]*[.$X$6])-[.$Y$6];IF([.H23]&lt;=[.$W$7];([.H23]*[.$X$7])-[.$Y$7];([.H23]*[.$X$8])-[.$Y$8]))))" office:value-type="float" office:value="0" calcext:value-type="float">
            <text:p>0,00</text:p>
          </table:table-cell>
          <table:table-cell table:style-name="ce9" table:formula="of:=SUMIFS([.P$4:.P995];[.$N$4:.N995];[.A23];[.$Q$4:.Q995];1;[.$P$4:.P995];&quot;&lt;0&quot;)" office:value-type="float" office:value="0" calcext:value-type="float">
            <text:p>0,00</text:p>
          </table:table-cell>
          <table:table-cell table:style-name="ce9" table:formula="of:=[.E23]-[.G23]-[.J23]+[.K23]+[.C23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14315"/>
        </table:table-row>
        <table:table-row table:style-name="ro1">
          <table:table-cell table:style-name="ce3"/>
          <table:table-cell table:style-name="ce8" table:formula="of:=SUMIFS([.P$4:.P996];[.N$4:.N996];[.A24];[.Q$4:.Q996];1;[.P$4:.P996];&quot;&gt;0&quot;)" office:value-type="float" office:value="0" calcext:value-type="float">
            <text:p>0,00</text:p>
          </table:table-cell>
          <table:table-cell table:style-name="ce9" table:formula="of:=IF([.F24] &lt;=1;[.B24]*[.C$2];0)" office:value-type="float" office:value="0" calcext:value-type="float">
            <text:p>0,00</text:p>
          </table:table-cell>
          <table:table-cell table:style-name="ce9" table:formula="of:=[.B24]*[.D$2]" office:value-type="float" office:value="0" calcext:value-type="float">
            <text:p>0,00</text:p>
          </table:table-cell>
          <table:table-cell table:style-name="ce9" table:formula="of:=ROUND([.B24]-SUM([.C24:.D2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4]=1;IF([.E24]&gt;[.$W$14];[.$X$13];[.E24]*[.$W$13]);IF([.F24]=0;IF([.E24]&gt;[.$W$14];[.$X$12];[.E24]*[.$W$12]);0));2)" office:value-type="float" office:value="0" calcext:value-type="float">
            <text:p>0,00</text:p>
          </table:table-cell>
          <table:table-cell table:style-name="ce9" table:formula="of:=IF(OR([.E24]-[.G24]-[.$Y$9]*[.I24]&lt;0;[.F24]&gt;1);0;[.E24]-[.G24]-[.$Y$9]*[.I24])" office:value-type="float" office:value="0" calcext:value-type="float">
            <text:p>0,00</text:p>
          </table:table-cell>
          <table:table-cell table:style-name="ce11"/>
          <table:table-cell table:style-name="ce9" table:formula="of:=IF([.H24]&lt;=[.$W$4];0;IF([.H24]&lt;=[.$W$5];([.H24]*[.$X$5])-[.$Y$5];IF([.H24]&lt;=[.$W$6];([.H24]*[.$X$6])-[.$Y$6];IF([.H24]&lt;=[.$W$7];([.H24]*[.$X$7])-[.$Y$7];([.H24]*[.$X$8])-[.$Y$8]))))" office:value-type="float" office:value="0" calcext:value-type="float">
            <text:p>0,00</text:p>
          </table:table-cell>
          <table:table-cell table:style-name="ce9" table:formula="of:=SUMIFS([.P$4:.P996];[.$N$4:.N996];[.A24];[.$Q$4:.Q996];1;[.$P$4:.P996];&quot;&lt;0&quot;)" office:value-type="float" office:value="0" calcext:value-type="float">
            <text:p>0,00</text:p>
          </table:table-cell>
          <table:table-cell table:style-name="ce9" table:formula="of:=[.E24]-[.G24]-[.J24]+[.K24]+[.C24]" office:value-type="float" office:value="0" calcext:value-type="float">
            <text:p>0,00</text:p>
          </table:table-cell>
          <table:table-cell table:style-name="ce12"/>
          <table:table-cell table:style-name="ce13"/>
          <table:table-cell table:style-name="ce3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14315"/>
        </table:table-row>
        <table:table-row table:style-name="ro1">
          <table:table-cell table:style-name="ce3"/>
          <table:table-cell table:style-name="ce8" table:formula="of:=SUMIFS([.P$4:.P997];[.N$4:.N997];[.A25];[.Q$4:.Q997];1;[.P$4:.P997];&quot;&gt;0&quot;)" office:value-type="float" office:value="0" calcext:value-type="float">
            <text:p>0,00</text:p>
          </table:table-cell>
          <table:table-cell table:style-name="ce9" table:formula="of:=IF([.F25] &lt;=1;[.B25]*[.C$2];0)" office:value-type="float" office:value="0" calcext:value-type="float">
            <text:p>0,00</text:p>
          </table:table-cell>
          <table:table-cell table:style-name="ce9" table:formula="of:=[.B25]*[.D$2]" office:value-type="float" office:value="0" calcext:value-type="float">
            <text:p>0,00</text:p>
          </table:table-cell>
          <table:table-cell table:style-name="ce9" table:formula="of:=ROUND([.B25]-SUM([.C25:.D2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5]=1;IF([.E25]&gt;[.$W$14];[.$X$13];[.E25]*[.$W$13]);IF([.F25]=0;IF([.E25]&gt;[.$W$14];[.$X$12];[.E25]*[.$W$12]);0));2)" office:value-type="float" office:value="0" calcext:value-type="float">
            <text:p>0,00</text:p>
          </table:table-cell>
          <table:table-cell table:style-name="ce9" table:formula="of:=IF(OR([.E25]-[.G25]-[.$Y$9]*[.I25]&lt;0;[.F25]&gt;1);0;[.E25]-[.G25]-[.$Y$9]*[.I25])" office:value-type="float" office:value="0" calcext:value-type="float">
            <text:p>0,00</text:p>
          </table:table-cell>
          <table:table-cell table:style-name="ce11"/>
          <table:table-cell table:style-name="ce9" table:formula="of:=IF([.H25]&lt;=[.$W$4];0;IF([.H25]&lt;=[.$W$5];([.H25]*[.$X$5])-[.$Y$5];IF([.H25]&lt;=[.$W$6];([.H25]*[.$X$6])-[.$Y$6];IF([.H25]&lt;=[.$W$7];([.H25]*[.$X$7])-[.$Y$7];([.H25]*[.$X$8])-[.$Y$8]))))" office:value-type="float" office:value="0" calcext:value-type="float">
            <text:p>0,00</text:p>
          </table:table-cell>
          <table:table-cell table:style-name="ce9" table:formula="of:=SUMIFS([.P$4:.P997];[.$N$4:.N997];[.A25];[.$Q$4:.Q997];1;[.$P$4:.P997];&quot;&lt;0&quot;)" office:value-type="float" office:value="0" calcext:value-type="float">
            <text:p>0,00</text:p>
          </table:table-cell>
          <table:table-cell table:style-name="ce9" table:formula="of:=[.E25]-[.G25]-[.J25]+[.K25]+[.C2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14315"/>
        </table:table-row>
        <table:table-row table:style-name="ro1">
          <table:table-cell table:style-name="ce3"/>
          <table:table-cell table:style-name="ce8" table:formula="of:=SUMIFS([.P$4:.P998];[.N$4:.N998];[.A26];[.Q$4:.Q998];1;[.P$4:.P998];&quot;&gt;0&quot;)" office:value-type="float" office:value="0" calcext:value-type="float">
            <text:p>0,00</text:p>
          </table:table-cell>
          <table:table-cell table:style-name="ce9" table:formula="of:=IF([.F26] &lt;=1;[.B26]*[.C$2];0)" office:value-type="float" office:value="0" calcext:value-type="float">
            <text:p>0,00</text:p>
          </table:table-cell>
          <table:table-cell table:style-name="ce9" table:formula="of:=[.B26]*[.D$2]" office:value-type="float" office:value="0" calcext:value-type="float">
            <text:p>0,00</text:p>
          </table:table-cell>
          <table:table-cell table:style-name="ce9" table:formula="of:=ROUND([.B26]-SUM([.C26:.D2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6]=1;IF([.E26]&gt;[.$W$14];[.$X$13];[.E26]*[.$W$13]);IF([.F26]=0;IF([.E26]&gt;[.$W$14];[.$X$12];[.E26]*[.$W$12]);0));2)" office:value-type="float" office:value="0" calcext:value-type="float">
            <text:p>0,00</text:p>
          </table:table-cell>
          <table:table-cell table:style-name="ce9" table:formula="of:=IF(OR([.E26]-[.G26]-[.$Y$9]*[.I26]&lt;0;[.F26]&gt;1);0;[.E26]-[.G26]-[.$Y$9]*[.I26])" office:value-type="float" office:value="0" calcext:value-type="float">
            <text:p>0,00</text:p>
          </table:table-cell>
          <table:table-cell table:style-name="ce11"/>
          <table:table-cell table:style-name="ce9" table:formula="of:=IF([.H26]&lt;=[.$W$4];0;IF([.H26]&lt;=[.$W$5];([.H26]*[.$X$5])-[.$Y$5];IF([.H26]&lt;=[.$W$6];([.H26]*[.$X$6])-[.$Y$6];IF([.H26]&lt;=[.$W$7];([.H26]*[.$X$7])-[.$Y$7];([.H26]*[.$X$8])-[.$Y$8]))))" office:value-type="float" office:value="0" calcext:value-type="float">
            <text:p>0,00</text:p>
          </table:table-cell>
          <table:table-cell table:style-name="ce9" table:formula="of:=SUMIFS([.P$4:.P998];[.$N$4:.N998];[.A26];[.$Q$4:.Q998];1;[.$P$4:.P998];&quot;&lt;0&quot;)" office:value-type="float" office:value="0" calcext:value-type="float">
            <text:p>0,00</text:p>
          </table:table-cell>
          <table:table-cell table:style-name="ce9" table:formula="of:=[.E26]-[.G26]-[.J26]+[.K26]+[.C2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7"/>
          <table:table-cell table:style-name="ce4" table:number-columns-repeated="1024"/>
          <table:table-cell table:number-columns-repeated="14315"/>
        </table:table-row>
        <table:table-row table:style-name="ro1">
          <table:table-cell table:style-name="ce3"/>
          <table:table-cell table:style-name="ce8" table:formula="of:=SUMIFS([.P$4:.P999];[.N$4:.N999];[.A27];[.Q$4:.Q999];1;[.P$4:.P999];&quot;&gt;0&quot;)" office:value-type="float" office:value="0" calcext:value-type="float">
            <text:p>0,00</text:p>
          </table:table-cell>
          <table:table-cell table:style-name="ce9" table:formula="of:=IF([.F27] &lt;=1;[.B27]*[.C$2];0)" office:value-type="float" office:value="0" calcext:value-type="float">
            <text:p>0,00</text:p>
          </table:table-cell>
          <table:table-cell table:style-name="ce9" table:formula="of:=[.B27]*[.D$2]" office:value-type="float" office:value="0" calcext:value-type="float">
            <text:p>0,00</text:p>
          </table:table-cell>
          <table:table-cell table:style-name="ce9" table:formula="of:=ROUND([.B27]-SUM([.C27:.D2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7]=1;IF([.E27]&gt;[.$W$14];[.$X$13];[.E27]*[.$W$13]);IF([.F27]=0;IF([.E27]&gt;[.$W$14];[.$X$12];[.E27]*[.$W$12]);0));2)" office:value-type="float" office:value="0" calcext:value-type="float">
            <text:p>0,00</text:p>
          </table:table-cell>
          <table:table-cell table:style-name="ce9" table:formula="of:=IF(OR([.E27]-[.G27]-[.$Y$9]*[.I27]&lt;0;[.F27]&gt;1);0;[.E27]-[.G27]-[.$Y$9]*[.I27])" office:value-type="float" office:value="0" calcext:value-type="float">
            <text:p>0,00</text:p>
          </table:table-cell>
          <table:table-cell table:style-name="ce11"/>
          <table:table-cell table:style-name="ce9" table:formula="of:=IF([.H27]&lt;=[.$W$4];0;IF([.H27]&lt;=[.$W$5];([.H27]*[.$X$5])-[.$Y$5];IF([.H27]&lt;=[.$W$6];([.H27]*[.$X$6])-[.$Y$6];IF([.H27]&lt;=[.$W$7];([.H27]*[.$X$7])-[.$Y$7];([.H27]*[.$X$8])-[.$Y$8]))))" office:value-type="float" office:value="0" calcext:value-type="float">
            <text:p>0,00</text:p>
          </table:table-cell>
          <table:table-cell table:style-name="ce9" table:formula="of:=SUMIFS([.P$4:.P999];[.$N$4:.N999];[.A27];[.$Q$4:.Q999];1;[.$P$4:.P999];&quot;&lt;0&quot;)" office:value-type="float" office:value="0" calcext:value-type="float">
            <text:p>0,00</text:p>
          </table:table-cell>
          <table:table-cell table:style-name="ce9" table:formula="of:=[.E27]-[.G27]-[.J27]+[.K27]+[.C2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0];[.N$4:.N1000];[.A28];[.Q$4:.Q1000];1;[.P$4:.P1000];&quot;&gt;0&quot;)" office:value-type="float" office:value="0" calcext:value-type="float">
            <text:p>0,00</text:p>
          </table:table-cell>
          <table:table-cell table:style-name="ce9" table:formula="of:=IF([.F28] &lt;=1;[.B28]*[.C$2];0)" office:value-type="float" office:value="0" calcext:value-type="float">
            <text:p>0,00</text:p>
          </table:table-cell>
          <table:table-cell table:style-name="ce9" table:formula="of:=[.B28]*[.D$2]" office:value-type="float" office:value="0" calcext:value-type="float">
            <text:p>0,00</text:p>
          </table:table-cell>
          <table:table-cell table:style-name="ce9" table:formula="of:=ROUND([.B28]-SUM([.C28:.D2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8]=1;IF([.E28]&gt;[.$W$14];[.$X$13];[.E28]*[.$W$13]);IF([.F28]=0;IF([.E28]&gt;[.$W$14];[.$X$12];[.E28]*[.$W$12]);0));2)" office:value-type="float" office:value="0" calcext:value-type="float">
            <text:p>0,00</text:p>
          </table:table-cell>
          <table:table-cell table:style-name="ce9" table:formula="of:=IF(OR([.E28]-[.G28]-[.$Y$9]*[.I28]&lt;0;[.F28]&gt;1);0;[.E28]-[.G28]-[.$Y$9]*[.I28])" office:value-type="float" office:value="0" calcext:value-type="float">
            <text:p>0,00</text:p>
          </table:table-cell>
          <table:table-cell table:style-name="ce11"/>
          <table:table-cell table:style-name="ce9" table:formula="of:=IF([.H28]&lt;=[.$W$4];0;IF([.H28]&lt;=[.$W$5];([.H28]*[.$X$5])-[.$Y$5];IF([.H28]&lt;=[.$W$6];([.H28]*[.$X$6])-[.$Y$6];IF([.H28]&lt;=[.$W$7];([.H28]*[.$X$7])-[.$Y$7];([.H28]*[.$X$8])-[.$Y$8]))))" office:value-type="float" office:value="0" calcext:value-type="float">
            <text:p>0,00</text:p>
          </table:table-cell>
          <table:table-cell table:style-name="ce9" table:formula="of:=SUMIFS([.P$4:.P1000];[.$N$4:.N1000];[.A28];[.$Q$4:.Q1000];1;[.$P$4:.P1000];&quot;&lt;0&quot;)" office:value-type="float" office:value="0" calcext:value-type="float">
            <text:p>0,00</text:p>
          </table:table-cell>
          <table:table-cell table:style-name="ce9" table:formula="of:=[.E28]-[.G28]-[.J28]+[.K28]+[.C28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1];[.N$4:.N1001];[.A29];[.Q$4:.Q1001];1;[.P$4:.P1001];&quot;&gt;0&quot;)" office:value-type="float" office:value="0" calcext:value-type="float">
            <text:p>0,00</text:p>
          </table:table-cell>
          <table:table-cell table:style-name="ce9" table:formula="of:=IF([.F29] &lt;=1;[.B29]*[.C$2];0)" office:value-type="float" office:value="0" calcext:value-type="float">
            <text:p>0,00</text:p>
          </table:table-cell>
          <table:table-cell table:style-name="ce9" table:formula="of:=[.B29]*[.D$2]" office:value-type="float" office:value="0" calcext:value-type="float">
            <text:p>0,00</text:p>
          </table:table-cell>
          <table:table-cell table:style-name="ce9" table:formula="of:=ROUND([.B29]-SUM([.C29:.D2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9]=1;IF([.E29]&gt;[.$W$14];[.$X$13];[.E29]*[.$W$13]);IF([.F29]=0;IF([.E29]&gt;[.$W$14];[.$X$12];[.E29]*[.$W$12]);0));2)" office:value-type="float" office:value="0" calcext:value-type="float">
            <text:p>0,00</text:p>
          </table:table-cell>
          <table:table-cell table:style-name="ce9" table:formula="of:=IF(OR([.E29]-[.G29]-[.$Y$9]*[.I29]&lt;0;[.F29]&gt;1);0;[.E29]-[.G29]-[.$Y$9]*[.I29])" office:value-type="float" office:value="0" calcext:value-type="float">
            <text:p>0,00</text:p>
          </table:table-cell>
          <table:table-cell table:style-name="ce11"/>
          <table:table-cell table:style-name="ce9" table:formula="of:=IF([.H29]&lt;=[.$W$4];0;IF([.H29]&lt;=[.$W$5];([.H29]*[.$X$5])-[.$Y$5];IF([.H29]&lt;=[.$W$6];([.H29]*[.$X$6])-[.$Y$6];IF([.H29]&lt;=[.$W$7];([.H29]*[.$X$7])-[.$Y$7];([.H29]*[.$X$8])-[.$Y$8]))))" office:value-type="float" office:value="0" calcext:value-type="float">
            <text:p>0,00</text:p>
          </table:table-cell>
          <table:table-cell table:style-name="ce9" table:formula="of:=SUMIFS([.P$4:.P1001];[.$N$4:.N1001];[.A29];[.$Q$4:.Q1001];1;[.$P$4:.P1001];&quot;&lt;0&quot;)" office:value-type="float" office:value="0" calcext:value-type="float">
            <text:p>0,00</text:p>
          </table:table-cell>
          <table:table-cell table:style-name="ce9" table:formula="of:=[.E29]-[.G29]-[.J29]+[.K29]+[.C29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2];[.N$4:.N1002];[.A30];[.Q$4:.Q1002];1;[.P$4:.P1002];&quot;&gt;0&quot;)" office:value-type="float" office:value="0" calcext:value-type="float">
            <text:p>0,00</text:p>
          </table:table-cell>
          <table:table-cell table:style-name="ce9" table:formula="of:=IF([.F30] &lt;=1;[.B30]*[.C$2];0)" office:value-type="float" office:value="0" calcext:value-type="float">
            <text:p>0,00</text:p>
          </table:table-cell>
          <table:table-cell table:style-name="ce9" table:formula="of:=[.B30]*[.D$2]" office:value-type="float" office:value="0" calcext:value-type="float">
            <text:p>0,00</text:p>
          </table:table-cell>
          <table:table-cell table:style-name="ce9" table:formula="of:=ROUND([.B30]-SUM([.C30:.D3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0]=1;IF([.E30]&gt;[.$W$14];[.$X$13];[.E30]*[.$W$13]);IF([.F30]=0;IF([.E30]&gt;[.$W$14];[.$X$12];[.E30]*[.$W$12]);0));2)" office:value-type="float" office:value="0" calcext:value-type="float">
            <text:p>0,00</text:p>
          </table:table-cell>
          <table:table-cell table:style-name="ce9" table:formula="of:=IF(OR([.E30]-[.G30]-[.$Y$9]*[.I30]&lt;0;[.F30]&gt;1);0;[.E30]-[.G30]-[.$Y$9]*[.I30])" office:value-type="float" office:value="0" calcext:value-type="float">
            <text:p>0,00</text:p>
          </table:table-cell>
          <table:table-cell table:style-name="ce11"/>
          <table:table-cell table:style-name="ce9" table:formula="of:=IF([.H30]&lt;=[.$W$4];0;IF([.H30]&lt;=[.$W$5];([.H30]*[.$X$5])-[.$Y$5];IF([.H30]&lt;=[.$W$6];([.H30]*[.$X$6])-[.$Y$6];IF([.H30]&lt;=[.$W$7];([.H30]*[.$X$7])-[.$Y$7];([.H30]*[.$X$8])-[.$Y$8]))))" office:value-type="float" office:value="0" calcext:value-type="float">
            <text:p>0,00</text:p>
          </table:table-cell>
          <table:table-cell table:style-name="ce9" table:formula="of:=SUMIFS([.P$4:.P1002];[.$N$4:.N1002];[.A30];[.$Q$4:.Q1002];1;[.$P$4:.P1002];&quot;&lt;0&quot;)" office:value-type="float" office:value="0" calcext:value-type="float">
            <text:p>0,00</text:p>
          </table:table-cell>
          <table:table-cell table:style-name="ce9" table:formula="of:=[.E30]-[.G30]-[.J30]+[.K30]+[.C30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3];[.N$4:.N1003];[.A31];[.Q$4:.Q1003];1;[.P$4:.P1003];&quot;&gt;0&quot;)" office:value-type="float" office:value="0" calcext:value-type="float">
            <text:p>0,00</text:p>
          </table:table-cell>
          <table:table-cell table:style-name="ce9" table:formula="of:=IF([.F31] &lt;=1;[.B31]*[.C$2];0)" office:value-type="float" office:value="0" calcext:value-type="float">
            <text:p>0,00</text:p>
          </table:table-cell>
          <table:table-cell table:style-name="ce9" table:formula="of:=[.B31]*[.D$2]" office:value-type="float" office:value="0" calcext:value-type="float">
            <text:p>0,00</text:p>
          </table:table-cell>
          <table:table-cell table:style-name="ce9" table:formula="of:=ROUND([.B31]-SUM([.C31:.D3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1]=1;IF([.E31]&gt;[.$W$14];[.$X$13];[.E31]*[.$W$13]);IF([.F31]=0;IF([.E31]&gt;[.$W$14];[.$X$12];[.E31]*[.$W$12]);0));2)" office:value-type="float" office:value="0" calcext:value-type="float">
            <text:p>0,00</text:p>
          </table:table-cell>
          <table:table-cell table:style-name="ce9" table:formula="of:=IF(OR([.E31]-[.G31]-[.$Y$9]*[.I31]&lt;0;[.F31]&gt;1);0;[.E31]-[.G31]-[.$Y$9]*[.I31])" office:value-type="float" office:value="0" calcext:value-type="float">
            <text:p>0,00</text:p>
          </table:table-cell>
          <table:table-cell table:style-name="ce11"/>
          <table:table-cell table:style-name="ce9" table:formula="of:=IF([.H31]&lt;=[.$W$4];0;IF([.H31]&lt;=[.$W$5];([.H31]*[.$X$5])-[.$Y$5];IF([.H31]&lt;=[.$W$6];([.H31]*[.$X$6])-[.$Y$6];IF([.H31]&lt;=[.$W$7];([.H31]*[.$X$7])-[.$Y$7];([.H31]*[.$X$8])-[.$Y$8]))))" office:value-type="float" office:value="0" calcext:value-type="float">
            <text:p>0,00</text:p>
          </table:table-cell>
          <table:table-cell table:style-name="ce9" table:formula="of:=SUMIFS([.P$4:.P1003];[.$N$4:.N1003];[.A31];[.$Q$4:.Q1003];1;[.$P$4:.P1003];&quot;&lt;0&quot;)" office:value-type="float" office:value="0" calcext:value-type="float">
            <text:p>0,00</text:p>
          </table:table-cell>
          <table:table-cell table:style-name="ce9" table:formula="of:=[.E31]-[.G31]-[.J31]+[.K31]+[.C31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4];[.N$4:.N1004];[.A32];[.Q$4:.Q1004];1;[.P$4:.P1004];&quot;&gt;0&quot;)" office:value-type="float" office:value="0" calcext:value-type="float">
            <text:p>0,00</text:p>
          </table:table-cell>
          <table:table-cell table:style-name="ce9" table:formula="of:=IF([.F32] &lt;=1;[.B32]*[.C$2];0)" office:value-type="float" office:value="0" calcext:value-type="float">
            <text:p>0,00</text:p>
          </table:table-cell>
          <table:table-cell table:style-name="ce9" table:formula="of:=[.B32]*[.D$2]" office:value-type="float" office:value="0" calcext:value-type="float">
            <text:p>0,00</text:p>
          </table:table-cell>
          <table:table-cell table:style-name="ce9" table:formula="of:=ROUND([.B32]-SUM([.C32:.D3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2]=1;IF([.E32]&gt;[.$W$14];[.$X$13];[.E32]*[.$W$13]);IF([.F32]=0;IF([.E32]&gt;[.$W$14];[.$X$12];[.E32]*[.$W$12]);0));2)" office:value-type="float" office:value="0" calcext:value-type="float">
            <text:p>0,00</text:p>
          </table:table-cell>
          <table:table-cell table:style-name="ce9" table:formula="of:=IF(OR([.E32]-[.G32]-[.$Y$9]*[.I32]&lt;0;[.F32]&gt;1);0;[.E32]-[.G32]-[.$Y$9]*[.I32])" office:value-type="float" office:value="0" calcext:value-type="float">
            <text:p>0,00</text:p>
          </table:table-cell>
          <table:table-cell table:style-name="ce11"/>
          <table:table-cell table:style-name="ce9" table:formula="of:=IF([.H32]&lt;=[.$W$4];0;IF([.H32]&lt;=[.$W$5];([.H32]*[.$X$5])-[.$Y$5];IF([.H32]&lt;=[.$W$6];([.H32]*[.$X$6])-[.$Y$6];IF([.H32]&lt;=[.$W$7];([.H32]*[.$X$7])-[.$Y$7];([.H32]*[.$X$8])-[.$Y$8]))))" office:value-type="float" office:value="0" calcext:value-type="float">
            <text:p>0,00</text:p>
          </table:table-cell>
          <table:table-cell table:style-name="ce9" table:formula="of:=SUMIFS([.P$4:.P1004];[.$N$4:.N1004];[.A32];[.$Q$4:.Q1004];1;[.$P$4:.P1004];&quot;&lt;0&quot;)" office:value-type="float" office:value="0" calcext:value-type="float">
            <text:p>0,00</text:p>
          </table:table-cell>
          <table:table-cell table:style-name="ce9" table:formula="of:=[.E32]-[.G32]-[.J32]+[.K32]+[.C32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5];[.N$4:.N1005];[.A33];[.Q$4:.Q1005];1;[.P$4:.P1005];&quot;&gt;0&quot;)" office:value-type="float" office:value="0" calcext:value-type="float">
            <text:p>0,00</text:p>
          </table:table-cell>
          <table:table-cell table:style-name="ce9" table:formula="of:=IF([.F33] &lt;=1;[.B33]*[.C$2];0)" office:value-type="float" office:value="0" calcext:value-type="float">
            <text:p>0,00</text:p>
          </table:table-cell>
          <table:table-cell table:style-name="ce9" table:formula="of:=[.B33]*[.D$2]" office:value-type="float" office:value="0" calcext:value-type="float">
            <text:p>0,00</text:p>
          </table:table-cell>
          <table:table-cell table:style-name="ce9" table:formula="of:=ROUND([.B33]-SUM([.C33:.D3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3]=1;IF([.E33]&gt;[.$W$14];[.$X$13];[.E33]*[.$W$13]);IF([.F33]=0;IF([.E33]&gt;[.$W$14];[.$X$12];[.E33]*[.$W$12]);0));2)" office:value-type="float" office:value="0" calcext:value-type="float">
            <text:p>0,00</text:p>
          </table:table-cell>
          <table:table-cell table:style-name="ce9" table:formula="of:=IF(OR([.E33]-[.G33]-[.$Y$9]*[.I33]&lt;0;[.F33]&gt;1);0;[.E33]-[.G33]-[.$Y$9]*[.I33])" office:value-type="float" office:value="0" calcext:value-type="float">
            <text:p>0,00</text:p>
          </table:table-cell>
          <table:table-cell table:style-name="ce11"/>
          <table:table-cell table:style-name="ce9" table:formula="of:=IF([.H33]&lt;=[.$W$4];0;IF([.H33]&lt;=[.$W$5];([.H33]*[.$X$5])-[.$Y$5];IF([.H33]&lt;=[.$W$6];([.H33]*[.$X$6])-[.$Y$6];IF([.H33]&lt;=[.$W$7];([.H33]*[.$X$7])-[.$Y$7];([.H33]*[.$X$8])-[.$Y$8]))))" office:value-type="float" office:value="0" calcext:value-type="float">
            <text:p>0,00</text:p>
          </table:table-cell>
          <table:table-cell table:style-name="ce9" table:formula="of:=SUMIFS([.P$4:.P1005];[.$N$4:.N1005];[.A33];[.$Q$4:.Q1005];1;[.$P$4:.P1005];&quot;&lt;0&quot;)" office:value-type="float" office:value="0" calcext:value-type="float">
            <text:p>0,00</text:p>
          </table:table-cell>
          <table:table-cell table:style-name="ce9" table:formula="of:=[.E33]-[.G33]-[.J33]+[.K33]+[.C33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6];[.N$4:.N1006];[.A34];[.Q$4:.Q1006];1;[.P$4:.P1006];&quot;&gt;0&quot;)" office:value-type="float" office:value="0" calcext:value-type="float">
            <text:p>0,00</text:p>
          </table:table-cell>
          <table:table-cell table:style-name="ce9" table:formula="of:=IF([.F34] &lt;=1;[.B34]*[.C$2];0)" office:value-type="float" office:value="0" calcext:value-type="float">
            <text:p>0,00</text:p>
          </table:table-cell>
          <table:table-cell table:style-name="ce9" table:formula="of:=[.B34]*[.D$2]" office:value-type="float" office:value="0" calcext:value-type="float">
            <text:p>0,00</text:p>
          </table:table-cell>
          <table:table-cell table:style-name="ce9" table:formula="of:=ROUND([.B34]-SUM([.C34:.D3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4]=1;IF([.E34]&gt;[.$W$14];[.$X$13];[.E34]*[.$W$13]);IF([.F34]=0;IF([.E34]&gt;[.$W$14];[.$X$12];[.E34]*[.$W$12]);0));2)" office:value-type="float" office:value="0" calcext:value-type="float">
            <text:p>0,00</text:p>
          </table:table-cell>
          <table:table-cell table:style-name="ce9" table:formula="of:=IF(OR([.E34]-[.G34]-[.$Y$9]*[.I34]&lt;0;[.F34]&gt;1);0;[.E34]-[.G34]-[.$Y$9]*[.I34])" office:value-type="float" office:value="0" calcext:value-type="float">
            <text:p>0,00</text:p>
          </table:table-cell>
          <table:table-cell table:style-name="ce11"/>
          <table:table-cell table:style-name="ce9" table:formula="of:=IF([.H34]&lt;=[.$W$4];0;IF([.H34]&lt;=[.$W$5];([.H34]*[.$X$5])-[.$Y$5];IF([.H34]&lt;=[.$W$6];([.H34]*[.$X$6])-[.$Y$6];IF([.H34]&lt;=[.$W$7];([.H34]*[.$X$7])-[.$Y$7];([.H34]*[.$X$8])-[.$Y$8]))))" office:value-type="float" office:value="0" calcext:value-type="float">
            <text:p>0,00</text:p>
          </table:table-cell>
          <table:table-cell table:style-name="ce9" table:formula="of:=SUMIFS([.P$4:.P1006];[.$N$4:.N1006];[.A34];[.$Q$4:.Q1006];1;[.$P$4:.P1006];&quot;&lt;0&quot;)" office:value-type="float" office:value="0" calcext:value-type="float">
            <text:p>0,00</text:p>
          </table:table-cell>
          <table:table-cell table:style-name="ce9" table:formula="of:=[.E34]-[.G34]-[.J34]+[.K34]+[.C34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>
          <table:table-cell table:style-name="ce3"/>
          <table:table-cell table:style-name="ce8" table:formula="of:=SUMIFS([.P$4:.P1007];[.N$4:.N1007];[.A35];[.Q$4:.Q1007];1;[.P$4:.P1007];&quot;&gt;0&quot;)" office:value-type="float" office:value="0" calcext:value-type="float">
            <text:p>0,00</text:p>
          </table:table-cell>
          <table:table-cell table:style-name="ce9" table:formula="of:=IF([.F35] &lt;=1;[.B35]*[.C$2];0)" office:value-type="float" office:value="0" calcext:value-type="float">
            <text:p>0,00</text:p>
          </table:table-cell>
          <table:table-cell table:style-name="ce9" table:formula="of:=[.B35]*[.D$2]" office:value-type="float" office:value="0" calcext:value-type="float">
            <text:p>0,00</text:p>
          </table:table-cell>
          <table:table-cell table:style-name="ce9" table:formula="of:=ROUND([.B35]-SUM([.C35:.D3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5]=1;IF([.E35]&gt;[.$W$14];[.$X$13];[.E35]*[.$W$13]);IF([.F35]=0;IF([.E35]&gt;[.$W$14];[.$X$12];[.E35]*[.$W$12]);0));2)" office:value-type="float" office:value="0" calcext:value-type="float">
            <text:p>0,00</text:p>
          </table:table-cell>
          <table:table-cell table:style-name="ce9" table:formula="of:=IF(OR([.E35]-[.G35]-[.$Y$9]*[.I35]&lt;0;[.F35]&gt;1);0;[.E35]-[.G35]-[.$Y$9]*[.I35])" office:value-type="float" office:value="0" calcext:value-type="float">
            <text:p>0,00</text:p>
          </table:table-cell>
          <table:table-cell table:style-name="ce11"/>
          <table:table-cell table:style-name="ce9" table:formula="of:=IF([.H35]&lt;=[.$W$4];0;IF([.H35]&lt;=[.$W$5];([.H35]*[.$X$5])-[.$Y$5];IF([.H35]&lt;=[.$W$6];([.H35]*[.$X$6])-[.$Y$6];IF([.H35]&lt;=[.$W$7];([.H35]*[.$X$7])-[.$Y$7];([.H35]*[.$X$8])-[.$Y$8]))))" office:value-type="float" office:value="0" calcext:value-type="float">
            <text:p>0,00</text:p>
          </table:table-cell>
          <table:table-cell table:style-name="ce9" table:formula="of:=SUMIFS([.P$4:.P1007];[.$N$4:.N1007];[.A35];[.$Q$4:.Q1007];1;[.$P$4:.P1007];&quot;&lt;0&quot;)" office:value-type="float" office:value="0" calcext:value-type="float">
            <text:p>0,00</text:p>
          </table:table-cell>
          <table:table-cell table:style-name="ce9" table:formula="of:=[.E35]-[.G35]-[.J35]+[.K35]+[.C35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 table:number-rows-repeated="937">
          <table:table-cell table:style-name="ce3" table:number-columns-repeated="12"/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 table:number-rows-repeated="6">
          <table:table-cell table:style-name="ce3" table:number-columns-repeated="12"/>
          <table:table-cell table:style-name="ce12"/>
          <table:table-cell table:style-name="ce4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1" table:number-rows-repeated="2">
          <table:table-cell table:style-name="ce3" table:number-columns-repeated="13"/>
          <table:table-cell table:style-name="ce4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14318"/>
        </table:table-row>
        <table:table-row table:style-name="ro3" table:number-rows-repeated="2">
          <table:table-cell table:style-name="ce3" table:number-columns-repeated="13"/>
          <table:table-cell table:style-name="ce4" table:number-columns-repeated="4"/>
          <table:table-cell table:style-name="ce3" table:number-columns-repeated="1005"/>
          <table:table-cell table:style-name="ce4" table:number-columns-repeated="1024"/>
          <table:table-cell table:number-columns-repeated="14338"/>
        </table:table-row>
        <table:table-row table:style-name="ro4">
          <table:table-cell table:style-name="ce3" table:number-columns-repeated="13"/>
          <table:table-cell table:style-name="ce4" table:number-columns-repeated="4"/>
          <table:table-cell table:style-name="ce3" table:number-columns-repeated="1005"/>
          <table:table-cell table:style-name="ce4" table:number-columns-repeated="1024"/>
          <table:table-cell table:number-columns-repeated="14338"/>
        </table:table-row>
        <table:table-row table:style-name="ro4">
          <table:table-cell table:style-name="ce3" table:number-columns-repeated="13"/>
          <table:table-cell table:style-name="ce4" table:number-columns-repeated="4"/>
          <table:table-cell table:style-name="ce3" table:number-columns-repeated="2"/>
          <table:table-cell table:style-name="ce4" table:number-columns-repeated="6"/>
          <table:table-cell table:style-name="ce3" table:number-columns-repeated="997"/>
          <table:table-cell table:style-name="ce4" table:number-columns-repeated="1024"/>
          <table:table-cell table:number-columns-repeated="14338"/>
        </table:table-row>
        <table:table-row table:style-name="ro5" table:number-rows-repeated="2">
          <table:table-cell table:style-name="ce4" table:number-columns-repeated="1024"/>
          <table:table-cell table:number-columns-repeated="15360"/>
        </table:table-row>
        <table:table-row table:style-name="ro6">
          <table:table-cell table:style-name="ce4" table:number-columns-repeated="1024"/>
          <table:table-cell table:number-columns-repeated="15360"/>
        </table:table-row>
        <table:table-row table:style-name="ro5">
          <table:table-cell table:number-columns-repeated="13"/>
          <table:table-cell table:style-name="ce4" table:number-columns-repeated="4"/>
          <table:table-cell table:number-columns-repeated="16367"/>
        </table:table-row>
        <table:table-row table:style-name="ro5" table:number-rows-repeated="104758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alores calculados" table:style-name="ta1">
        <table:table-column table:style-name="co25" table:default-cell-style-name="Default"/>
        <table:table-column table:style-name="co26" table:default-cell-style-name="ce42"/>
        <table:table-row table:style-name="ro5">
          <table:table-cell office:value-type="string" calcext:value-type="string">
            <text:p>Início</text:p>
          </table:table-cell>
          <table:table-cell/>
        </table:table-row>
        <table:table-row table:style-name="ro5">
          <table:table-cell office:value-type="string" calcext:value-type="string">
            <text:p>Fim</text:p>
          </table:table-cell>
          <table:table-cell/>
        </table:table-row>
        <table:table-row table:style-name="ro5">
          <table:table-cell office:value-type="string" calcext:value-type="string">
            <text:p>Início próximo mês</text:p>
          </table:table-cell>
          <table:table-cell/>
        </table:table-row>
        <table:table-row table:style-name="ro5">
          <table:table-cell office:value-type="string" calcext:value-type="string">
            <text:p>Fim próximo mês</text:p>
          </table:table-cell>
          <table:table-cell/>
        </table:table-row>
        <table:table-row table:style-name="ro5">
          <table:table-cell office:value-type="string" calcext:value-type="string">
            <text:p>Total cooperados</text:p>
          </table:table-cell>
          <table:table-cell table:style-name="ce43"/>
        </table:table-row>
        <table:table-row table:style-name="ro5">
          <table:table-cell office:value-type="string" calcext:value-type="string">
            <text:p>Total notas</text:p>
          </table:table-cell>
          <table:table-cell table:style-name="ce44"/>
        </table:table-row>
        <table:table-row table:style-name="ro5">
          <table:table-cell office:value-type="string" calcext:value-type="string">
            <text:p>Total impostos</text:p>
          </table:table-cell>
          <table:table-cell table:style-name="ce44"/>
        </table:table-row>
        <table:table-row table:style-name="ro5">
          <table:table-cell office:value-type="string" calcext:value-type="string">
            <text:p>Total custo cliente</text:p>
          </table:table-cell>
          <table:table-cell table:style-name="ce44"/>
        </table:table-row>
        <table:table-row table:style-name="ro5">
          <table:table-cell office:value-type="string" calcext:value-type="string">
            <text:p>Total horas LibreCode</text:p>
          </table:table-cell>
          <table:table-cell table:style-name="ce44"/>
        </table:table-row>
        <table:table-row table:style-name="ro5">
          <table:table-cell office:value-type="string" calcext:value-type="string">
            <text:p>Percentual LibreCode</text:p>
          </table:table-cell>
          <table:table-cell table:style-name="ce45"/>
        </table:table-row>
        <table:table-row table:style-name="ro5">
          <table:table-cell office:value-type="string" calcext:value-type="string">
            <text:p>Percentual conselho administrativo</text:p>
          </table:table-cell>
          <table:table-cell table:style-name="ce45"/>
        </table:table-row>
        <table:table-row table:style-name="ro5">
          <table:table-cell office:value-type="string" calcext:value-type="string">
            <text:p>Percentual desconto</text:p>
          </table:table-cell>
          <table:table-cell table:style-name="ce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</number:date-style>
    <number:date-style style:name="N108">
      <number:month number:textual="true"/>
      <number:text>/</number:text>
      <number:day/>
    </number:date-style>
    <number:number-style style:name="N109">
      <number:number number:decimal-places="2" number:min-decimal-places="2" number:min-integer-digits="1" number:grouping="true"/>
      <number:text>     R$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5:51:09.038246306</meta:creation-date>
    <dc:date>2023-04-03T20:30:24.512534981</dc:date>
    <meta:editing-duration>PT4H39M10S</meta:editing-duration>
    <meta:editing-cycles>14</meta:editing-cycles>
    <meta:generator>LibreOffice/7.4.6.2$Linux_X86_64 LibreOffice_project/40$Build-2</meta:generator>
    <meta:document-statistic meta:table-count="2" meta:cell-count="404" meta:object-count="0"/>
  </office:meta>
</office:document-meta>
</file>